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="thin solid #4C4C4C" style:vertical-align="middle" fo:wrap-option="wrap" fo:background-color="#DDDDDD" style:cell-protect="non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30">
      <style:table-cell-properties fo:border-top="thin solid #4C4C4C" fo:border-bottom="thin solid #4C4C4C" fo:border-left="thin solid #4C4C4C" fo:border-right="none" style:vertical-align="middle" fo:wrap-option="wrap" fo:background-color="#A9D08E" style:cell-protect="non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Normal_32_2" style:data-style-name="N1">
      <style:table-cell-properties fo:border="thin solid #000000" style:vertical-align="middle" fo:background-color="#C6E0B4" style:cell-protect="none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Normal_32_2" style:data-style-name="N0">
      <style:table-cell-properties style:vertical-align="middle" fo:background-color="#FFC000" style:cell-protect="non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19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Lien_32_hypertexte" style:data-style-name="N0">
      <style:text-properties fo:color="#0563C1" style:text-underline-style="solid" style:text-underline-type="single"/>
    </style:style>
    <style:style style:name="ce9" style:family="table-cell" style:parent-style-name="Default" style:data-style-name="N36"/>
    <style:style style:name="ce10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18583333333333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7.699375cm"/>
    </style:style>
    <style:style style:name="co7" style:family="table-column">
      <style:table-column-properties fo:break-before="auto" style:column-width="4.73604166666667cm"/>
    </style:style>
    <style:style style:name="co8" style:family="table-column">
      <style:table-column-properties fo:break-before="auto" style:column-width="5.02708333333333cm"/>
    </style:style>
    <style:style style:name="co9" style:family="table-column">
      <style:table-column-properties fo:break-before="auto" style:column-width="4.86833333333333cm"/>
    </style:style>
    <style:style style:name="co10" style:family="table-column">
      <style:table-column-properties fo:break-before="auto" style:column-width="4.02166666666667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5.3975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6.6410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2">
            <text:p>NUMERO D'INSCRIPTION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PRÉNOMS</text:p>
          </table:table-cell>
          <table:table-cell office:value-type="string" table:style-name="ce2">
            <text:p>SEXE</text:p>
          </table:table-cell>
          <table:table-cell office:value-type="string" table:style-name="ce2">
            <text:p>DATE DE NAISSANCE</text:p>
          </table:table-cell>
          <table:table-cell office:value-type="string" table:style-name="ce2">
            <text:p>LIEU DE NAISSANCE</text:p>
          </table:table-cell>
          <table:table-cell office:value-type="string" table:style-name="ce2">
            <text:p>NUMEROS CIN</text:p>
          </table:table-cell>
          <table:table-cell office:value-type="string" table:style-name="ce2">
            <text:p>LIEU DE DELIVRANCE</text:p>
          </table:table-cell>
          <table:table-cell office:value-type="string" table:style-name="ce2">
            <text:p>DATE DE DELIVRANCE</text:p>
          </table:table-cell>
          <table:table-cell office:value-type="string" table:style-name="ce2">
            <text:p>NATIONALITÉ</text:p>
          </table:table-cell>
          <table:table-cell office:value-type="string" table:style-name="ce2">
            <text:p>PARCOURS</text:p>
          </table:table-cell>
          <table:table-cell office:value-type="string" table:style-name="ce3">
            <text:p>ADRESSE AXACTE</text:p>
          </table:table-cell>
          <table:table-cell office:value-type="string" table:style-name="ce4">
            <text:p>NUMERO DE TELEPHONE</text:p>
          </table:table-cell>
          <table:table-cell office:value-type="string" table:style-name="ce5">
            <text:p>Adresse e-mail</text:p>
          </table:table-cell>
          <table:table-cell table:number-columns-repeated="16370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string" table:style-name="ce1">
            <text:p>CADET</text:p>
          </table:table-cell>
          <table:table-cell office:value-type="string" table:style-name="ce1">
            <text:p>Florentino Alex<text:s/></text:p>
          </table:table-cell>
          <table:table-cell office:value-type="string" table:style-name="ce1">
            <text:p>M</text:p>
          </table:table-cell>
          <table:table-cell office:value-type="date" office:date-value="2003-08-05T00:00:00" table:style-name="ce6">
            <text:p>05/08/2003</text:p>
          </table:table-cell>
          <table:table-cell office:value-type="string" table:style-name="ce1">
            <text:p>Toliara<text:s/></text:p>
          </table:table-cell>
          <table:table-cell office:value-type="float" office:value="512011022497" table:style-name="ce1">
            <text:p>5,12011E+11</text:p>
          </table:table-cell>
          <table:table-cell office:value-type="string" table:style-name="ce1">
            <text:p>Toliara</text:p>
          </table:table-cell>
          <table:table-cell office:value-type="date" office:date-value="2021-09-07T00:00:00" table:style-name="ce6">
            <text:p>07/09/2021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Ivory Atsimo</text:p>
          </table:table-cell>
          <table:table-cell office:value-type="float" office:value="343077688" table:style-name="ce1">
            <text:p>343077688</text:p>
          </table:table-cell>
          <table:table-cell office:value-type="string" table:style-name="ce8">
            <text:p><text:a xlink:href="mailto:cadetflorentinoalex@gmail.com">cadetflorentinoalex@gmail.com</text:a></text:p>
          </table:table-cell>
          <table:table-cell table:number-columns-repeated="16370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string" table:style-name="ce1">
            <text:p>REDIDA</text:p>
          </table:table-cell>
          <table:table-cell office:value-type="string" table:style-name="ce1">
            <text:p>Léo Carlos</text:p>
          </table:table-cell>
          <table:table-cell office:value-type="string" table:style-name="ce1">
            <text:p>M</text:p>
          </table:table-cell>
          <table:table-cell office:value-type="date" office:date-value="2001-06-10T00:00:00" table:style-name="ce6">
            <text:p>10/06/2001</text:p>
          </table:table-cell>
          <table:table-cell office:value-type="string" table:style-name="ce1">
            <text:p>Ambovombe Androy</text:p>
          </table:table-cell>
          <table:table-cell office:value-type="float" office:value="516011042801" table:style-name="ce1">
            <text:p>5,16011E+11</text:p>
          </table:table-cell>
          <table:table-cell office:value-type="string" table:style-name="ce1">
            <text:p>Ambovombe Androy</text:p>
          </table:table-cell>
          <table:table-cell office:value-type="date" office:date-value="2020-05-27T00:00:00" table:style-name="ce6">
            <text:p>27/05/2020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ampitakely</text:p>
          </table:table-cell>
          <table:table-cell office:value-type="float" office:value="384260342" table:style-name="ce1">
            <text:p>384260342</text:p>
          </table:table-cell>
          <table:table-cell office:value-type="string" table:style-name="ce8">
            <text:p><text:a xlink:href="mailto:carlosredida557@gmail.com">carlosredida557@gmail.com</text:a></text:p>
          </table:table-cell>
          <table:table-cell table:number-columns-repeated="16370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string" table:style-name="ce1">
            <text:p>BEMAZAVA<text:s/>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M</text:p>
          </table:table-cell>
          <table:table-cell office:value-type="date" office:date-value="2002-02-01T00:00:00" table:style-name="ce6">
            <text:p>01/02/2002</text:p>
          </table:table-cell>
          <table:table-cell office:value-type="string" table:style-name="ce1">
            <text:p>Ambilobe</text:p>
          </table:table-cell>
          <table:table-cell office:value-type="float" office:value="717011042305" table:style-name="ce1">
            <text:p>7,17011E+11</text:p>
          </table:table-cell>
          <table:table-cell office:value-type="string" table:style-name="ce1">
            <text:p>Ambilobe</text:p>
          </table:table-cell>
          <table:table-cell office:value-type="date" office:date-value="2021-01-04T00:00:00" table:style-name="ce6">
            <text:p>04/01/2021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ANDRAINJATO</text:p>
          </table:table-cell>
          <table:table-cell office:value-type="float" office:value="325151778" table:style-name="ce1">
            <text:p>325151778</text:p>
          </table:table-cell>
          <table:table-cell office:value-type="string" table:style-name="ce8">
            <text:p><text:a xlink:href="mailto:bemazavajulio26@gmail.com">bemazavajulio26@gmail.com</text:a></text:p>
          </table:table-cell>
          <table:table-cell table:number-columns-repeated="16370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string" table:style-name="ce1">
            <text:p>RASENDRANIRINA<text:s/></text:p>
          </table:table-cell>
          <table:table-cell office:value-type="string" table:style-name="ce1">
            <text:p>Marie Jeanne Hortencia</text:p>
          </table:table-cell>
          <table:table-cell office:value-type="string" table:style-name="ce1">
            <text:p>F</text:p>
          </table:table-cell>
          <table:table-cell office:value-type="date" office:date-value="2004-02-24T00:00:00" table:style-name="ce6">
            <text:p>24/02/2004</text:p>
          </table:table-cell>
          <table:table-cell office:value-type="string" table:style-name="ce1">
            <text:p>Toamasina</text:p>
          </table:table-cell>
          <table:table-cell office:value-type="float" office:value="301072045848" table:style-name="ce1">
            <text:p>3,01072E+11</text:p>
          </table:table-cell>
          <table:table-cell office:value-type="string" table:style-name="ce1">
            <text:p>Toamasina</text:p>
          </table:table-cell>
          <table:table-cell office:value-type="date" office:date-value="2022-10-13T00:00:00" table:style-name="ce6">
            <text:p>13/10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ampitakely</text:p>
          </table:table-cell>
          <table:table-cell office:value-type="float" office:value="341486233" table:style-name="ce1">
            <text:p>341486233</text:p>
          </table:table-cell>
          <table:table-cell office:value-type="string" table:style-name="ce8">
            <text:p><text:a xlink:href="mailto:mariejannehortancia@gmail.com">mariejannehortancia@gmail.com</text:a></text:p>
          </table:table-cell>
          <table:table-cell table:number-columns-repeated="16370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string" table:style-name="ce1">
            <text:p>RANDRIANARISON</text:p>
          </table:table-cell>
          <table:table-cell office:value-type="string" table:style-name="ce1">
            <text:p>Fetraniaina Ny Antsa</text:p>
          </table:table-cell>
          <table:table-cell office:value-type="string" table:style-name="ce1">
            <text:p>M</text:p>
          </table:table-cell>
          <table:table-cell office:value-type="date" office:date-value="2004-05-10T00:00:00" table:style-name="ce6">
            <text:p>10/05/2004</text:p>
          </table:table-cell>
          <table:table-cell office:value-type="string" table:style-name="ce1">
            <text:p>Ambohitrimanjaka</text:p>
          </table:table-cell>
          <table:table-cell office:value-type="float" office:value="117071029406" table:style-name="ce1">
            <text:p>1,17071E+11</text:p>
          </table:table-cell>
          <table:table-cell office:value-type="string" table:style-name="ce1">
            <text:p>Bemasoandro Antsimondrano</text:p>
          </table:table-cell>
          <table:table-cell office:value-type="date" office:date-value="2022-05-18T00:00:00" table:style-name="ce6">
            <text:p>18/05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59 cité Antaradolo</text:p>
          </table:table-cell>
          <table:table-cell office:value-type="float" office:value="347944893" table:style-name="ce1">
            <text:p>347944893</text:p>
          </table:table-cell>
          <table:table-cell office:value-type="string" table:style-name="ce8">
            <text:p><text:a xlink:href="mailto:fetraniainarandria46@gmail.com">fetraniainarandria46@gmail.com</text:a></text:p>
          </table:table-cell>
          <table:table-cell table:number-columns-repeated="16370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string" table:style-name="ce1">
            <text:p>HENINTSOA</text:p>
          </table:table-cell>
          <table:table-cell office:value-type="string" table:style-name="ce1">
            <text:p>Nathalie</text:p>
          </table:table-cell>
          <table:table-cell office:value-type="string" table:style-name="ce1">
            <text:p>F</text:p>
          </table:table-cell>
          <table:table-cell office:value-type="date" office:date-value="2002-06-22T00:00:00" table:style-name="ce6">
            <text:p>22/06/2002</text:p>
          </table:table-cell>
          <table:table-cell office:value-type="string" table:style-name="ce1">
            <text:p>Fianarantsoa</text:p>
          </table:table-cell>
          <table:table-cell office:value-type="float" office:value="201012030677" table:style-name="ce1">
            <text:p>2,01012E+11</text:p>
          </table:table-cell>
          <table:table-cell office:value-type="string" table:style-name="ce6">
            <text:p>Fianarantsoa</text:p>
          </table:table-cell>
          <table:table-cell office:value-type="date" office:date-value="2020-07-09T00:00:00" table:style-name="ce6">
            <text:p>09/07/2020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Imandry</text:p>
          </table:table-cell>
          <table:table-cell office:value-type="float" office:value="342908805" table:style-name="ce1">
            <text:p>342908805</text:p>
          </table:table-cell>
          <table:table-cell office:value-type="string" table:style-name="ce8">
            <text:p><text:a xlink:href="mailto:nathalientsu@gmail.com">nathalientsu@gmail.com</text:a></text:p>
          </table:table-cell>
          <table:table-cell table:number-columns-repeated="16370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string" table:style-name="ce1">
            <text:p>ONJANIAINA</text:p>
          </table:table-cell>
          <table:table-cell office:value-type="string" table:style-name="ce1">
            <text:p>Felantsoa Jeny</text:p>
          </table:table-cell>
          <table:table-cell office:value-type="string" table:style-name="ce1">
            <text:p>F</text:p>
          </table:table-cell>
          <table:table-cell office:value-type="date" office:date-value="2003-05-02T00:00:00" table:style-name="ce6">
            <text:p>02/05/2003</text:p>
          </table:table-cell>
          <table:table-cell office:value-type="string" table:style-name="ce1">
            <text:p>Antsirabe<text:s/></text:p>
          </table:table-cell>
          <table:table-cell office:value-type="float" office:value="201032057489" table:style-name="ce1">
            <text:p>2,01032E+11</text:p>
          </table:table-cell>
          <table:table-cell office:value-type="string" table:style-name="ce1">
            <text:p>Fianarantsoa</text:p>
          </table:table-cell>
          <table:table-cell office:value-type="date" office:date-value="2021-06-18T00:00:00" table:style-name="ce6">
            <text:p>18/06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<text:s/>2P95 Tambohobe</text:p>
          </table:table-cell>
          <table:table-cell office:value-type="float" office:value="343574585" table:style-name="ce1">
            <text:p>343574585</text:p>
          </table:table-cell>
          <table:table-cell office:value-type="string" table:style-name="ce8">
            <text:p><text:a xlink:href="mailto:jennyfelantsoa@gmail.com">jennyfelantsoa@gmail.com</text:a></text:p>
          </table:table-cell>
          <table:table-cell table:number-columns-repeated="16370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string" table:style-name="ce1">
            <text:p>RATOVONDRAINY</text:p>
          </table:table-cell>
          <table:table-cell office:value-type="string" table:style-name="ce1">
            <text:p>Rovan'Andriana Emmanuelle<text:s/></text:p>
          </table:table-cell>
          <table:table-cell office:value-type="string" table:style-name="ce1">
            <text:p>F</text:p>
          </table:table-cell>
          <table:table-cell office:value-type="date" office:date-value="2001-06-04T00:00:00" table:style-name="ce6">
            <text:p>04/06/2001</text:p>
          </table:table-cell>
          <table:table-cell office:value-type="string" table:style-name="ce1">
            <text:p>Ampitankely Fianarantsoa<text:s/></text:p>
          </table:table-cell>
          <table:table-cell office:value-type="float" office:value="201052016637" table:style-name="ce1">
            <text:p>2,01052E+11</text:p>
          </table:table-cell>
          <table:table-cell office:value-type="string" table:style-name="ce1">
            <text:p>Fianarantsoa<text:s/></text:p>
          </table:table-cell>
          <table:table-cell office:value-type="date" office:date-value="2019-06-07T00:00:00" table:style-name="ce6">
            <text:p>07/06/2019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Antamponjina près EKAR</text:p>
          </table:table-cell>
          <table:table-cell office:value-type="float" office:value="346590041" table:style-name="ce1">
            <text:p>346590041</text:p>
          </table:table-cell>
          <table:table-cell office:value-type="string" table:style-name="ce8">
            <text:p><text:a xlink:href="mailto:elnandrie@gmail.com">elnandrie@gmail.com</text:a></text:p>
          </table:table-cell>
          <table:table-cell table:number-columns-repeated="16370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string" table:style-name="ce1">
            <text:p>ANJARANIRINA<text:s/></text:p>
          </table:table-cell>
          <table:table-cell office:value-type="string" table:style-name="ce1">
            <text:p>Corbeille Omega<text:s/></text:p>
          </table:table-cell>
          <table:table-cell office:value-type="string" table:style-name="ce1">
            <text:p>F</text:p>
          </table:table-cell>
          <table:table-cell office:value-type="date" office:date-value="2004-10-14T00:00:00" table:style-name="ce6">
            <text:p>14/10/2004</text:p>
          </table:table-cell>
          <table:table-cell office:value-type="string" table:style-name="ce1">
            <text:p>Ambalavao</text:p>
          </table:table-cell>
          <table:table-cell office:value-type="float" office:value="201032061236" table:style-name="ce1">
            <text:p>2,01032E+11</text:p>
          </table:table-cell>
          <table:table-cell office:value-type="string" table:style-name="ce1">
            <text:p>Fianarantsoa</text:p>
          </table:table-cell>
          <table:table-cell office:value-type="date" office:date-value="2022-11-18T00:00:00" table:style-name="ce6">
            <text:p>18/11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Soatsihadino</text:p>
          </table:table-cell>
          <table:table-cell office:value-type="float" office:value="383948120" table:style-name="ce1">
            <text:p>383948120</text:p>
          </table:table-cell>
          <table:table-cell office:value-type="string" table:style-name="ce8">
            <text:p><text:a xlink:href="mailto:corbeilleomega@gmail.com">corbeilleomega@gmail.com</text:a></text:p>
          </table:table-cell>
          <table:table-cell table:number-columns-repeated="16370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string" table:style-name="ce1">
            <text:p>SENDRANDRAINY</text:p>
          </table:table-cell>
          <table:table-cell office:value-type="string" table:style-name="ce1">
            <text:p>Rosa Joséanna <text:s/>Martial</text:p>
          </table:table-cell>
          <table:table-cell office:value-type="string" table:style-name="ce1">
            <text:p>F</text:p>
          </table:table-cell>
          <table:table-cell office:value-type="date" office:date-value="2004-07-02T00:00:00" table:style-name="ce6">
            <text:p>02/07/2004</text:p>
          </table:table-cell>
          <table:table-cell office:value-type="string" table:style-name="ce1">
            <text:p>Fianarantsoa</text:p>
          </table:table-cell>
          <table:table-cell office:value-type="float" office:value="201012033099" table:style-name="ce1">
            <text:p>2,01012E+11</text:p>
          </table:table-cell>
          <table:table-cell table:style-name="ce1"/>
          <table:table-cell office:value-type="date" office:date-value="2022-07-15T00:00:00" table:style-name="ce6">
            <text:p>15/07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Lot 704A3/3710 Ampitakely</text:p>
          </table:table-cell>
          <table:table-cell office:value-type="float" office:value="341783972" table:style-name="ce1">
            <text:p>341783972</text:p>
          </table:table-cell>
          <table:table-cell office:value-type="string" table:style-name="ce8">
            <text:p><text:a xlink:href="mailto:andrainyrosa@gmail.com">andrainyrosa@gmail.com</text:a></text:p>
          </table:table-cell>
          <table:table-cell table:number-columns-repeated="16370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string" table:style-name="ce1">
            <text:p>ANDRIANANTENAINA</text:p>
          </table:table-cell>
          <table:table-cell office:value-type="string" table:style-name="ce1">
            <text:p>Charlot Vincent</text:p>
          </table:table-cell>
          <table:table-cell office:value-type="string" table:style-name="ce1">
            <text:p>M</text:p>
          </table:table-cell>
          <table:table-cell office:value-type="date" office:date-value="2001-12-15T00:00:00" table:style-name="ce6">
            <text:p>15/12/2001</text:p>
          </table:table-cell>
          <table:table-cell office:value-type="string" table:style-name="ce1">
            <text:p>Vohipeno</text:p>
          </table:table-cell>
          <table:table-cell office:value-type="float" office:value="212011013573" table:style-name="ce1">
            <text:p>2,12011E+11</text:p>
          </table:table-cell>
          <table:table-cell office:value-type="string" table:style-name="ce1">
            <text:p>Vohipeno</text:p>
          </table:table-cell>
          <table:table-cell office:value-type="date" office:date-value="2020-01-27T00:00:00" table:style-name="ce6">
            <text:p>27/01/2020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Igaga Fianarantsoa Lot IG 162/3204</text:p>
          </table:table-cell>
          <table:table-cell office:value-type="float" office:value="343865835" table:style-name="ce1">
            <text:p>343865835</text:p>
          </table:table-cell>
          <table:table-cell office:value-type="string" table:style-name="ce8">
            <text:p><text:a xlink:href="mailto:charlevince15@gmail.com">charlevince15@gmail.com</text:a></text:p>
          </table:table-cell>
          <table:table-cell table:number-columns-repeated="16370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string" table:style-name="ce1">
            <text:p>RAFANOMEZANTSOA</text:p>
          </table:table-cell>
          <table:table-cell office:value-type="string" table:style-name="ce1">
            <text:p>Michel Patrick</text:p>
          </table:table-cell>
          <table:table-cell office:value-type="string" table:style-name="ce1">
            <text:p>M</text:p>
          </table:table-cell>
          <table:table-cell office:value-type="date" office:date-value="2002-01-01T00:00:00" table:style-name="ce6">
            <text:p>01/01/2002</text:p>
          </table:table-cell>
          <table:table-cell office:value-type="string" table:style-name="ce1">
            <text:p>Miharinavaratra</text:p>
          </table:table-cell>
          <table:table-cell office:value-type="float" office:value="204011023814" table:style-name="ce1">
            <text:p>2,04011E+11</text:p>
          </table:table-cell>
          <table:table-cell office:value-type="string" table:style-name="ce1">
            <text:p>Fandriana</text:p>
          </table:table-cell>
          <table:table-cell office:value-type="date" office:date-value="2020-03-23T00:00:00" table:style-name="ce6">
            <text:p>23/03/2020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Soatsihadino</text:p>
          </table:table-cell>
          <table:table-cell office:value-type="float" office:value="388637599" table:style-name="ce1">
            <text:p>388637599</text:p>
          </table:table-cell>
          <table:table-cell office:value-type="string" table:style-name="ce8">
            <text:p><text:a xlink:href="mailto:rafanomezantsoapatota@gmail.com">rafanomezantsoapatota@gmail.com</text:a></text:p>
          </table:table-cell>
          <table:table-cell table:number-columns-repeated="16370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string" table:style-name="ce1">
            <text:p>RANDRIANAIVO<text:s/></text:p>
          </table:table-cell>
          <table:table-cell office:value-type="string" table:style-name="ce1">
            <text:p><text:s/>Valisoa Nomena Loïc</text:p>
          </table:table-cell>
          <table:table-cell office:value-type="string" table:style-name="ce1">
            <text:p>M</text:p>
          </table:table-cell>
          <table:table-cell office:value-type="date" office:date-value="2004-01-01T00:00:00" table:style-name="ce6">
            <text:p>01/01/2004</text:p>
          </table:table-cell>
          <table:table-cell office:value-type="string" table:style-name="ce1">
            <text:p>Toamasina</text:p>
          </table:table-cell>
          <table:table-cell office:value-type="float" office:value="301011021958" table:style-name="ce1">
            <text:p>3,01011E+11</text:p>
          </table:table-cell>
          <table:table-cell office:value-type="string" table:style-name="ce1">
            <text:p>TOAMASINA</text:p>
          </table:table-cell>
          <table:table-cell office:value-type="date" office:date-value="2022-05-09T00:00:00" table:style-name="ce6">
            <text:p>09/05/2022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IB01/3611</text:p>
          </table:table-cell>
          <table:table-cell office:value-type="float" office:value="341325757" table:style-name="ce1">
            <text:p>341325757</text:p>
          </table:table-cell>
          <table:table-cell office:value-type="string" table:style-name="ce8">
            <text:p><text:a xlink:href="mailto:nomenaloicrandriann@gmail.com">nomenaloicrandriann@gmail.com</text:a></text:p>
          </table:table-cell>
          <table:table-cell table:number-columns-repeated="16370"/>
        </table:table-row>
        <table:table-row table:number-rows-repeated="2" table:style-name="ro2">
          <table:table-cell office:value-type="float" office:value="1343" table:style-name="ce1">
            <text:p>1343</text:p>
          </table:table-cell>
          <table:table-cell office:value-type="string" table:style-name="ce1">
            <text:p>RAZANAKOTOLOVANIRINA</text:p>
          </table:table-cell>
          <table:table-cell office:value-type="string" table:style-name="ce1">
            <text:p><text:s/>Jose</text:p>
          </table:table-cell>
          <table:table-cell office:value-type="string" table:style-name="ce1">
            <text:p>M</text:p>
          </table:table-cell>
          <table:table-cell office:value-type="date" office:date-value="2000-11-24T00:00:00" table:style-name="ce6">
            <text:p>24/11/2000</text:p>
          </table:table-cell>
          <table:table-cell office:value-type="string" table:style-name="ce1">
            <text:p>Ikalamavony</text:p>
          </table:table-cell>
          <table:table-cell office:value-type="float" office:value="219011017401" table:style-name="ce1">
            <text:p>2,19011E+11</text:p>
          </table:table-cell>
          <table:table-cell office:value-type="string" table:style-name="ce1">
            <text:p>IKALAMAVONY</text:p>
          </table:table-cell>
          <table:table-cell office:value-type="date" office:date-value="2021-01-20T00:00:00" table:style-name="ce6">
            <text:p>20/01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ANDRAINJATO</text:p>
          </table:table-cell>
          <table:table-cell office:value-type="float" office:value="349193906" table:style-name="ce1">
            <text:p>349193906</text:p>
          </table:table-cell>
          <table:table-cell office:value-type="string" table:style-name="ce8">
            <text:p><text:a xlink:href="mailto:joselovanirina2024@gmail.com">joselovanirina2024@gmail.com</text:a></text:p>
          </table:table-cell>
          <table:table-cell table:number-columns-repeated="16370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string" table:style-name="ce1">
            <text:p>JOCELYN</text:p>
          </table:table-cell>
          <table:table-cell office:value-type="string" table:style-name="ce1">
            <text:p>Hermann</text:p>
          </table:table-cell>
          <table:table-cell office:value-type="string" table:style-name="ce1">
            <text:p>M</text:p>
          </table:table-cell>
          <table:table-cell office:value-type="date" office:date-value="2001-06-08T00:00:00" table:style-name="ce6">
            <text:p>08/06/2001</text:p>
          </table:table-cell>
          <table:table-cell office:value-type="string" table:style-name="ce1">
            <text:p>Ambositra</text:p>
          </table:table-cell>
          <table:table-cell office:value-type="float" office:value="201091013588" table:style-name="ce1">
            <text:p>2,01091E+11</text:p>
          </table:table-cell>
          <table:table-cell office:value-type="string" table:style-name="ce1">
            <text:p>Fianarantsoa</text:p>
          </table:table-cell>
          <table:table-cell office:value-type="date" office:date-value="2019-12-25T00:00:00" table:style-name="ce6">
            <text:p>25/12/2019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Ambatolahy</text:p>
          </table:table-cell>
          <table:table-cell office:value-type="float" office:value="348704354" table:style-name="ce1">
            <text:p>348704354</text:p>
          </table:table-cell>
          <table:table-cell office:value-type="string" table:style-name="ce8">
            <text:p><text:a xlink:href="mailto:feliciahermann@gmail.com">feliciahermann@gmail.com</text:a></text:p>
          </table:table-cell>
          <table:table-cell table:number-columns-repeated="16370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string" table:style-name="ce1">
            <text:p>TOLOTRINIAVO</text:p>
          </table:table-cell>
          <table:table-cell office:value-type="string" table:style-name="ce1">
            <text:p>Faniriniaina Lucia</text:p>
          </table:table-cell>
          <table:table-cell office:value-type="string" table:style-name="ce1">
            <text:p>F</text:p>
          </table:table-cell>
          <table:table-cell office:value-type="date" office:date-value="2004-03-04T00:00:00" table:style-name="ce6">
            <text:p>04/03/2004</text:p>
          </table:table-cell>
          <table:table-cell office:value-type="string" table:style-name="ce1">
            <text:p>MAHASOABE</text:p>
          </table:table-cell>
          <table:table-cell office:value-type="float" office:value="201052018868" table:style-name="ce1">
            <text:p>2,01052E+11</text:p>
          </table:table-cell>
          <table:table-cell office:value-type="string" table:style-name="ce1">
            <text:p>FIANARANTSOA</text:p>
          </table:table-cell>
          <table:table-cell office:value-type="date" office:date-value="2022-03-09T00:00:00" table:style-name="ce6">
            <text:p>09/03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IDANDA</text:p>
          </table:table-cell>
          <table:table-cell office:value-type="float" office:value="349616215" table:style-name="ce1">
            <text:p>349616215</text:p>
          </table:table-cell>
          <table:table-cell office:value-type="string" table:style-name="ce8">
            <text:p><text:a xlink:href="mailto:tolotriniavofaniriniainalucia@gmail">tolotriniavofaniriniainalucia@gmail</text:a></text:p>
          </table:table-cell>
          <table:table-cell table:number-columns-repeated="16370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string" table:style-name="ce1">
            <text:p>RAZAFINDRABE</text:p>
          </table:table-cell>
          <table:table-cell office:value-type="string" table:style-name="ce1">
            <text:p>Andrifitiavana Isaia</text:p>
          </table:table-cell>
          <table:table-cell office:value-type="string" table:style-name="ce1">
            <text:p>F</text:p>
          </table:table-cell>
          <table:table-cell office:value-type="date" office:date-value="2005-02-26T00:00:00" table:style-name="ce6">
            <text:p>26/02/2005</text:p>
          </table:table-cell>
          <table:table-cell office:value-type="string" table:style-name="ce1">
            <text:p>Andoharanofotsy</text:p>
          </table:table-cell>
          <table:table-cell office:value-type="float" office:value="201072008401" table:style-name="ce1">
            <text:p>2,01072E+11</text:p>
          </table:table-cell>
          <table:table-cell office:value-type="string" table:style-name="ce1">
            <text:p>Fianarantsoa</text:p>
          </table:table-cell>
          <table:table-cell office:value-type="date" office:date-value="2023-03-01T00:00:00" table:style-name="ce6">
            <text:p>01/03/2023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ISA 50/3205 Soatsihadino</text:p>
          </table:table-cell>
          <table:table-cell office:value-type="float" office:value="382786109" table:style-name="ce1">
            <text:p>382786109</text:p>
          </table:table-cell>
          <table:table-cell office:value-type="string" table:style-name="ce8">
            <text:p><text:a xlink:href="mailto:razafindrabeandrifitiavana@gmail.com">razafindrabeandrifitiavana@gmail.com</text:a></text:p>
          </table:table-cell>
          <table:table-cell table:number-columns-repeated="16370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string" table:style-name="ce1">
            <text:p>RAMAHEFASAFIDY</text:p>
          </table:table-cell>
          <table:table-cell office:value-type="string" table:style-name="ce1">
            <text:p>Mihaja Rémi</text:p>
          </table:table-cell>
          <table:table-cell office:value-type="string" table:style-name="ce1">
            <text:p>M</text:p>
          </table:table-cell>
          <table:table-cell office:value-type="date" office:date-value="2003-06-29T00:00:00" table:style-name="ce6">
            <text:p>29/06/2003</text:p>
          </table:table-cell>
          <table:table-cell office:value-type="string" table:style-name="ce1">
            <text:p>Sadabe</text:p>
          </table:table-cell>
          <table:table-cell office:value-type="float" office:value="106501018635" table:style-name="ce1">
            <text:p>1,06501E+11</text:p>
          </table:table-cell>
          <table:table-cell office:value-type="string" table:style-name="ce1">
            <text:p>Manjakandriana</text:p>
          </table:table-cell>
          <table:table-cell office:value-type="date" office:date-value="2021-06-30T00:00:00" table:style-name="ce6">
            <text:p>30/06/2021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Lot 0353BIS /3304 Manaotsara</text:p>
          </table:table-cell>
          <table:table-cell office:value-type="float" office:value="343209804" table:style-name="ce1">
            <text:p>343209804</text:p>
          </table:table-cell>
          <table:table-cell office:value-type="string" table:style-name="ce8">
            <text:p><text:a xlink:href="mailto:mihajaremi3@gmail.com">mihajaremi3@gmail.com</text:a></text:p>
          </table:table-cell>
          <table:table-cell table:number-columns-repeated="16370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string" table:style-name="ce1">
            <text:p>RAKOTOARISOA</text:p>
          </table:table-cell>
          <table:table-cell office:value-type="string" table:style-name="ce1">
            <text:p>Tahina Fenohasoavana<text:s/></text:p>
          </table:table-cell>
          <table:table-cell office:value-type="string" table:style-name="ce9">
            <text:p>M</text:p>
          </table:table-cell>
          <table:table-cell office:value-type="date" office:date-value="2001-11-23T00:00:00" table:style-name="ce6">
            <text:p>23/11/2001</text:p>
          </table:table-cell>
          <table:table-cell office:value-type="string" table:style-name="ce1">
            <text:p>Anjanahary Antananarivo</text:p>
          </table:table-cell>
          <table:table-cell office:value-type="float" office:value="201011030151" table:style-name="ce1">
            <text:p>2,01011E+11</text:p>
          </table:table-cell>
          <table:table-cell office:value-type="string" table:style-name="ce1">
            <text:p>Fianarantsoa</text:p>
          </table:table-cell>
          <table:table-cell office:value-type="date" office:date-value="2020-01-03T00:00:00" table:style-name="ce6">
            <text:p>03/01/2020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table:style-name="ce1"/>
          <table:table-cell office:value-type="float" office:value="348110193" table:style-name="ce1">
            <text:p>348110193</text:p>
          </table:table-cell>
          <table:table-cell office:value-type="string" table:style-name="ce8">
            <text:p><text:a xlink:href="mailto:rtahina66@gmail.com">rtahina66@gmail.com</text:a></text:p>
          </table:table-cell>
          <table:table-cell table:number-columns-repeated="16370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string" table:style-name="ce1">
            <text:p>MANDIMBILAZA</text:p>
          </table:table-cell>
          <table:table-cell office:value-type="string" table:style-name="ce1">
            <text:p>Philosia Armel<text:s/></text:p>
          </table:table-cell>
          <table:table-cell office:value-type="string" table:style-name="ce1">
            <text:p>M</text:p>
          </table:table-cell>
          <table:table-cell office:value-type="date" office:date-value="2003-10-09T00:00:00" table:style-name="ce6">
            <text:p>09/10/2003</text:p>
          </table:table-cell>
          <table:table-cell office:value-type="string" table:style-name="ce1">
            <text:p>Ankarinoro / Fandriana<text:s/></text:p>
          </table:table-cell>
          <table:table-cell office:value-type="float" office:value="204011024665" table:style-name="ce1">
            <text:p>2,04011E+11</text:p>
          </table:table-cell>
          <table:table-cell office:value-type="string" table:style-name="ce1">
            <text:p>Fandriana<text:s/></text:p>
          </table:table-cell>
          <table:table-cell office:value-type="date" office:date-value="2021-11-10T00:00:00" table:style-name="ce6">
            <text:p>10/11/2021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Soatsihadino<text:s/></text:p>
          </table:table-cell>
          <table:table-cell office:value-type="float" office:value="348214577" table:style-name="ce1">
            <text:p>348214577</text:p>
          </table:table-cell>
          <table:table-cell office:value-type="string" table:style-name="ce8">
            <text:p><text:a xlink:href="mailto:armelmandimbilaza@gmail.com">armelmandimbilaza@gmail.com</text:a></text:p>
          </table:table-cell>
          <table:table-cell table:number-columns-repeated="16370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string" table:style-name="ce1">
            <text:p>SENDRAMIARINA</text:p>
          </table:table-cell>
          <table:table-cell office:value-type="string" table:style-name="ce1">
            <text:p>Hasinirina Marie Josia<text:s/></text:p>
          </table:table-cell>
          <table:table-cell office:value-type="string" table:style-name="ce1">
            <text:p>F</text:p>
          </table:table-cell>
          <table:table-cell office:value-type="date" office:date-value="2004-01-07T00:00:00" table:style-name="ce6">
            <text:p>07/01/2004</text:p>
          </table:table-cell>
          <table:table-cell office:value-type="string" table:style-name="ce1">
            <text:p>Ambinanindovoka Ambalavao</text:p>
          </table:table-cell>
          <table:table-cell office:value-type="float" office:value="205012030642" table:style-name="ce1">
            <text:p>2,05012E+11</text:p>
          </table:table-cell>
          <table:table-cell office:value-type="string" table:style-name="ce1">
            <text:p>AMBALAVAO</text:p>
          </table:table-cell>
          <table:table-cell office:value-type="date" office:date-value="2022-01-11T00:00:00" table:style-name="ce6">
            <text:p>11/01/2022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<text:s/>Soarano Isada<text:s/></text:p>
          </table:table-cell>
          <table:table-cell office:value-type="float" office:value="343687486" table:style-name="ce1">
            <text:p>343687486</text:p>
          </table:table-cell>
          <table:table-cell office:value-type="string" table:style-name="ce8">
            <text:p><text:a xlink:href="mailto:sendramiarina@gmail.com">sendramiarina@gmail.com</text:a></text:p>
          </table:table-cell>
          <table:table-cell table:number-columns-repeated="16370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string" table:style-name="ce1">
            <text:p>RAZANAMINO</text:p>
          </table:table-cell>
          <table:table-cell office:value-type="string" table:style-name="ce1">
            <text:p>Hanitriniaina Arsonne Bienca</text:p>
          </table:table-cell>
          <table:table-cell office:value-type="string" table:style-name="ce1">
            <text:p>F</text:p>
          </table:table-cell>
          <table:table-cell office:value-type="date" office:date-value="2003-08-20T00:00:00" table:style-name="ce6">
            <text:p>20/08/2003</text:p>
          </table:table-cell>
          <table:table-cell office:value-type="string" table:style-name="ce1">
            <text:p>Ambalavao</text:p>
          </table:table-cell>
          <table:table-cell office:value-type="float" office:value="201052018600" table:style-name="ce1">
            <text:p>2,01052E+11</text:p>
          </table:table-cell>
          <table:table-cell office:value-type="string" table:style-name="ce1">
            <text:p>Fianarantsoa</text:p>
          </table:table-cell>
          <table:table-cell office:value-type="date" office:date-value="2021-10-29T00:00:00" table:style-name="ce6">
            <text:p>29/10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3GBA/3305 Beravina</text:p>
          </table:table-cell>
          <table:table-cell office:value-type="float" office:value="349142949" table:style-name="ce1">
            <text:p>349142949</text:p>
          </table:table-cell>
          <table:table-cell office:value-type="string" table:style-name="ce8">
            <text:p><text:a xlink:href="mailto:hanitriniainabienca@gmail.com">hanitriniainabienca@gmail.com</text:a></text:p>
          </table:table-cell>
          <table:table-cell table:number-columns-repeated="16370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string" table:style-name="ce1">
            <text:p>RANDRIAMANJARY</text:p>
          </table:table-cell>
          <table:table-cell office:value-type="string" table:style-name="ce1">
            <text:p>Herilanja</text:p>
          </table:table-cell>
          <table:table-cell office:value-type="string" table:style-name="ce1">
            <text:p>M</text:p>
          </table:table-cell>
          <table:table-cell office:value-type="date" office:date-value="2004-06-20T00:00:00" table:style-name="ce6">
            <text:p>20/06/2004</text:p>
          </table:table-cell>
          <table:table-cell office:value-type="string" table:style-name="ce1">
            <text:p>Moramanga</text:p>
          </table:table-cell>
          <table:table-cell office:value-type="float" office:value="314011048202" table:style-name="ce1">
            <text:p>3,14011E+11</text:p>
          </table:table-cell>
          <table:table-cell office:value-type="string" table:style-name="ce1">
            <text:p>Moramanga</text:p>
          </table:table-cell>
          <table:table-cell office:value-type="date" office:date-value="2022-06-30T00:00:00" table:style-name="ce6">
            <text:p>30/06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Lot 935A1/3710 BBT1</text:p>
          </table:table-cell>
          <table:table-cell table:style-name="ce1"/>
          <table:table-cell office:value-type="string" table:style-name="ce8">
            <text:p><text:a xlink:href="mailto:randriamanjaryherilanja@gmail.com">randriamanjaryherilanja@gmail.com</text:a></text:p>
          </table:table-cell>
          <table:table-cell table:number-columns-repeated="16370"/>
        </table:table-row>
        <table:table-row table:number-rows-repeated="2" table:style-name="ro2">
          <table:table-cell office:value-type="float" office:value="1358" table:style-name="ce1">
            <text:p>1358</text:p>
          </table:table-cell>
          <table:table-cell office:value-type="string" table:style-name="ce1">
            <text:p>RALAIARITSIHORY<text:s/></text:p>
          </table:table-cell>
          <table:table-cell office:value-type="string" table:style-name="ce1">
            <text:p>Fenohasina Juan Mario</text:p>
          </table:table-cell>
          <table:table-cell office:value-type="string" table:style-name="ce1">
            <text:p>M</text:p>
          </table:table-cell>
          <table:table-cell office:value-type="date" office:date-value="1999-05-23T00:00:00" table:style-name="ce6">
            <text:p>23/05/1999</text:p>
          </table:table-cell>
          <table:table-cell office:value-type="string" table:style-name="ce1">
            <text:p>Itaosy</text:p>
          </table:table-cell>
          <table:table-cell office:value-type="float" office:value="117121019854" table:style-name="ce1">
            <text:p>1,17121E+11</text:p>
          </table:table-cell>
          <table:table-cell office:value-type="string" table:style-name="ce1">
            <text:p>ITAOSY</text:p>
          </table:table-cell>
          <table:table-cell office:value-type="date" office:date-value="2017-10-19T00:00:00" table:style-name="ce6">
            <text:p>19/10/2017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TANAMBAO</text:p>
          </table:table-cell>
          <table:table-cell office:value-type="float" office:value="344984893" table:style-name="ce1">
            <text:p>344984893</text:p>
          </table:table-cell>
          <table:table-cell office:value-type="string" table:style-name="ce8">
            <text:p><text:a xlink:href="mailto:ralaiaritsihory.2305@gmail.com">ralaiaritsihory.2305@gmail.com</text:a></text:p>
          </table:table-cell>
          <table:table-cell table:number-columns-repeated="16370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string" table:style-name="ce1">
            <text:p>RAKOTOMALALA</text:p>
          </table:table-cell>
          <table:table-cell office:value-type="string" table:style-name="ce1">
            <text:p>Babazhelia El Nofy Bakira</text:p>
          </table:table-cell>
          <table:table-cell office:value-type="string" table:style-name="ce1">
            <text:p>F</text:p>
          </table:table-cell>
          <table:table-cell office:value-type="date" office:date-value="2001-07-20T00:00:00" table:style-name="ce6">
            <text:p>20/07/2001</text:p>
          </table:table-cell>
          <table:table-cell office:value-type="string" table:style-name="ce1">
            <text:p>Fianarantsoa</text:p>
          </table:table-cell>
          <table:table-cell office:value-type="float" office:value="201032053494" table:style-name="ce1">
            <text:p>2,01032E+11</text:p>
          </table:table-cell>
          <table:table-cell office:value-type="string" table:style-name="ce1">
            <text:p>FIANARANTSOA</text:p>
          </table:table-cell>
          <table:table-cell office:value-type="date" office:date-value="2019-07-22T00:00:00" table:style-name="ce6">
            <text:p>22/07/2019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TANAMBAO</text:p>
          </table:table-cell>
          <table:table-cell office:value-type="float" office:value="345720718" table:style-name="ce1">
            <text:p>345720718</text:p>
          </table:table-cell>
          <table:table-cell office:value-type="string" table:style-name="ce8">
            <text:p><text:a xlink:href="mailto:rakotomalala.babazhelia@gmail.com">rakotomalala.babazhelia@gmail.com</text:a></text:p>
          </table:table-cell>
          <table:table-cell table:number-columns-repeated="16370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string" table:style-name="ce1">
            <text:p>RAKOTOHERIMANANA</text:p>
          </table:table-cell>
          <table:table-cell office:value-type="string" table:style-name="ce1">
            <text:p>Aina Michael</text:p>
          </table:table-cell>
          <table:table-cell office:value-type="string" table:style-name="ce1">
            <text:p>F</text:p>
          </table:table-cell>
          <table:table-cell office:value-type="date" office:date-value="2004-06-20T00:00:00" table:style-name="ce6">
            <text:p>20/06/2004</text:p>
          </table:table-cell>
          <table:table-cell office:value-type="string" table:style-name="ce1">
            <text:p>SOATANANA</text:p>
          </table:table-cell>
          <table:table-cell office:value-type="float" office:value="220492006091" table:style-name="ce1">
            <text:p>2,20492E+11</text:p>
          </table:table-cell>
          <table:table-cell office:value-type="string" table:style-name="ce1">
            <text:p>FIANARANTSOA</text:p>
          </table:table-cell>
          <table:table-cell office:value-type="date" office:date-value="2021-10-12T00:00:00" table:style-name="ce6">
            <text:p>12/10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AMPITANKELY</text:p>
          </table:table-cell>
          <table:table-cell office:value-type="float" office:value="345305303" table:style-name="ce1">
            <text:p>345305303</text:p>
          </table:table-cell>
          <table:table-cell office:value-type="string" table:style-name="ce8">
            <text:p><text:a xlink:href="mailto:RakotoherimananaMisa@gmail.com">RakotoherimananaMisa@gmail.com</text:a></text:p>
          </table:table-cell>
          <table:table-cell table:number-columns-repeated="16370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string" table:style-name="ce1">
            <text:p>RABEMANANJARA</text:p>
          </table:table-cell>
          <table:table-cell office:value-type="string" table:style-name="ce1">
            <text:p>Tsilavotsiory</text:p>
          </table:table-cell>
          <table:table-cell office:value-type="string" table:style-name="ce1">
            <text:p>M</text:p>
          </table:table-cell>
          <table:table-cell office:value-type="date" office:date-value="2002-11-09T00:00:00" table:style-name="ce6">
            <text:p>09/11/2002</text:p>
          </table:table-cell>
          <table:table-cell office:value-type="string" table:style-name="ce1">
            <text:p>Fianarantsoa</text:p>
          </table:table-cell>
          <table:table-cell office:value-type="float" office:value="201031056461" table:style-name="ce1">
            <text:p>2,01031E+11</text:p>
          </table:table-cell>
          <table:table-cell office:value-type="string" table:style-name="ce1">
            <text:p>Fianarantsoa</text:p>
          </table:table-cell>
          <table:table-cell office:value-type="date" office:date-value="2021-01-25T00:00:00" table:style-name="ce6">
            <text:p>25/01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Lot 089AD/3602 Antsapanimahazo Ankofafa</text:p>
          </table:table-cell>
          <table:table-cell office:value-type="float" office:value="389966276" table:style-name="ce1">
            <text:p>389966276</text:p>
          </table:table-cell>
          <table:table-cell office:value-type="string" table:style-name="ce8">
            <text:p><text:a xlink:href="mailto:tsilavotsioryrabemananjara@gmail.com">tsilavotsioryrabemananjara@gmail.com</text:a></text:p>
          </table:table-cell>
          <table:table-cell table:number-columns-repeated="16370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string" table:style-name="ce1">
            <text:p>RAMAROKOTO</text:p>
          </table:table-cell>
          <table:table-cell office:value-type="string" table:style-name="ce1">
            <text:p>Manassé Bienvenu</text:p>
          </table:table-cell>
          <table:table-cell office:value-type="string" table:style-name="ce1">
            <text:p>M</text:p>
          </table:table-cell>
          <table:table-cell office:value-type="date" office:date-value="2004-03-15T00:00:00" table:style-name="ce6">
            <text:p>15/03/2004</text:p>
          </table:table-cell>
          <table:table-cell office:value-type="string" table:style-name="ce1">
            <text:p>Morondava</text:p>
          </table:table-cell>
          <table:table-cell table:number-columns-repeated="3" table:style-name="ce1"/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Tanambao</text:p>
          </table:table-cell>
          <table:table-cell office:value-type="float" office:value="349712072" table:style-name="ce1">
            <text:p>349712072</text:p>
          </table:table-cell>
          <table:table-cell office:value-type="string" table:style-name="ce8">
            <text:p><text:a xlink:href="mailto:bienvenue.emailmsg@gmail.com">bienvenue.emailmsg@gmail.com</text:a></text:p>
          </table:table-cell>
          <table:table-cell table:number-columns-repeated="16370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string" table:style-name="ce1">
            <text:p>MANANJARA</text:p>
          </table:table-cell>
          <table:table-cell office:value-type="string" table:style-name="ce1">
            <text:p>Jean Omérien</text:p>
          </table:table-cell>
          <table:table-cell office:value-type="string" table:style-name="ce1">
            <text:p>M</text:p>
          </table:table-cell>
          <table:table-cell office:value-type="date" office:date-value="2004-06-10T00:00:00" table:style-name="ce6">
            <text:p>10/06/2004</text:p>
          </table:table-cell>
          <table:table-cell office:value-type="string" table:style-name="ce1">
            <text:p>Mandritsara</text:p>
          </table:table-cell>
          <table:table-cell office:value-type="float" office:value="413011043979" table:style-name="ce1">
            <text:p>4,13011E+11</text:p>
          </table:table-cell>
          <table:table-cell office:value-type="string" table:style-name="ce1">
            <text:p>ANTSOHIHY</text:p>
          </table:table-cell>
          <table:table-cell office:value-type="date" office:date-value="2022-10-26T00:00:00" table:style-name="ce6">
            <text:p>26/10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<text:s/>609/3611 TANAMBAO</text:p>
          </table:table-cell>
          <table:table-cell office:value-type="float" office:value="346793430" table:style-name="ce1">
            <text:p>346793430</text:p>
          </table:table-cell>
          <table:table-cell office:value-type="string" table:style-name="ce8">
            <text:p><text:a xlink:href="mailto:mananjarajeanomerien@gmail.com">mananjarajeanomerien@gmail.com</text:a></text:p>
          </table:table-cell>
          <table:table-cell table:number-columns-repeated="16370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string" table:style-name="ce1">
            <text:p>ANDRIANIAINA</text:p>
          </table:table-cell>
          <table:table-cell office:value-type="string" table:style-name="ce1">
            <text:p>Clermond Emilson</text:p>
          </table:table-cell>
          <table:table-cell office:value-type="string" table:style-name="ce1">
            <text:p>M</text:p>
          </table:table-cell>
          <table:table-cell office:value-type="date" office:date-value="2001-05-19T00:00:00" table:style-name="ce6">
            <text:p>19/05/2001</text:p>
          </table:table-cell>
          <table:table-cell office:value-type="string" table:style-name="ce1">
            <text:p>Ambatoboeny</text:p>
          </table:table-cell>
          <table:table-cell office:value-type="float" office:value="406011041631" table:style-name="ce1">
            <text:p>4,06011E+11</text:p>
          </table:table-cell>
          <table:table-cell office:value-type="string" table:style-name="ce1">
            <text:p>Marovoay</text:p>
          </table:table-cell>
          <table:table-cell office:value-type="date" office:date-value="2020-09-02T00:00:00" table:style-name="ce6">
            <text:p>02/09/2020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Tanambao</text:p>
          </table:table-cell>
          <table:table-cell office:value-type="float" office:value="341863427" table:style-name="ce1">
            <text:p>341863427</text:p>
          </table:table-cell>
          <table:table-cell office:value-type="string" table:style-name="ce8">
            <text:p><text:a xlink:href="mailto:andrianiainaclermondemilson@gmail.com">andrianiainaclermondemilson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string" table:style-name="ce1">
            <text:p>PAULBERT</text:p>
          </table:table-cell>
          <table:table-cell office:value-type="string" table:style-name="ce1">
            <text:p>Nomendray Wharton Aldrick</text:p>
          </table:table-cell>
          <table:table-cell office:value-type="string" table:style-name="ce1">
            <text:p>M</text:p>
          </table:table-cell>
          <table:table-cell office:value-type="date" office:date-value="2003-07-10T00:00:00" table:style-name="ce6">
            <text:p>10/07/2003</text:p>
          </table:table-cell>
          <table:table-cell office:value-type="string" table:style-name="ce1">
            <text:p>Toamasina</text:p>
          </table:table-cell>
          <table:table-cell office:value-type="float" office:value="301091052848" table:style-name="ce1">
            <text:p>3,01091E+11</text:p>
          </table:table-cell>
          <table:table-cell office:value-type="string" table:style-name="ce1">
            <text:p>Toamasina I</text:p>
          </table:table-cell>
          <table:table-cell office:value-type="date" office:date-value="2021-08-31T00:00:00" table:style-name="ce6">
            <text:p>31/08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TANAMBAO</text:p>
          </table:table-cell>
          <table:table-cell office:value-type="float" office:value="341861181" table:style-name="ce1">
            <text:p>341861181</text:p>
          </table:table-cell>
          <table:table-cell office:value-type="string" table:style-name="ce8">
            <text:p><text:a xlink:href="mailto:whartonaldrick@gmail.com">whartonaldrick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string" table:style-name="ce1">
            <text:p>RAFANOMEZANTSOA</text:p>
          </table:table-cell>
          <table:table-cell office:value-type="string" table:style-name="ce1">
            <text:p>Vololonjanahary Finoana Marinà</text:p>
          </table:table-cell>
          <table:table-cell office:value-type="string" table:style-name="ce1">
            <text:p>F</text:p>
          </table:table-cell>
          <table:table-cell office:value-type="date" office:date-value="2003-07-02T00:00:00" table:style-name="ce6">
            <text:p>02/07/2003</text:p>
          </table:table-cell>
          <table:table-cell office:value-type="string" table:style-name="ce1">
            <text:p>Ambohimandroso</text:p>
          </table:table-cell>
          <table:table-cell office:value-type="float" office:value="201032058696" table:style-name="ce1">
            <text:p>2,01032E+11</text:p>
          </table:table-cell>
          <table:table-cell office:value-type="string" table:style-name="ce1">
            <text:p>Fianarantsoa<text:s/></text:p>
          </table:table-cell>
          <table:table-cell office:value-type="date" office:date-value="2021-12-15T00:00:00" table:style-name="ce6">
            <text:p>15/12/2021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TANAMBAO</text:p>
          </table:table-cell>
          <table:table-cell office:value-type="float" office:value="348866367" table:style-name="ce1">
            <text:p>348866367</text:p>
          </table:table-cell>
          <table:table-cell office:value-type="string" table:style-name="ce8">
            <text:p><text:a xlink:href="mailto:rafanomezantsoafinoana525@gmail.com">rafanomezantsoafinoana525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string" table:style-name="ce1">
            <text:p>HAINGOARISON</text:p>
          </table:table-cell>
          <table:table-cell office:value-type="string" table:style-name="ce1">
            <text:p>Santatra Elalie</text:p>
          </table:table-cell>
          <table:table-cell office:value-type="string" table:style-name="ce1">
            <text:p>F</text:p>
          </table:table-cell>
          <table:table-cell office:value-type="date" office:date-value="2005-01-10T00:00:00" table:style-name="ce6">
            <text:p>10/01/2005</text:p>
          </table:table-cell>
          <table:table-cell office:value-type="string" table:style-name="ce1">
            <text:p>Antanetibe</text:p>
          </table:table-cell>
          <table:table-cell table:number-columns-repeated="3" table:style-name="ce1"/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Ankofafa</text:p>
          </table:table-cell>
          <table:table-cell office:value-type="float" office:value="341220942" table:style-name="ce1">
            <text:p>341220942</text:p>
          </table:table-cell>
          <table:table-cell office:value-type="string" table:style-name="ce8">
            <text:p><text:a xlink:href="mailto:eulaliehaingoarison@gmail.com">eulaliehaingoarison@gmail.com</text:a></text:p>
          </table:table-cell>
          <table:table-cell table:style-name="ce8"/>
          <table:table-cell table:number-columns-repeated="16369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string" table:style-name="ce1">
            <text:p>RAOELISON</text:p>
          </table:table-cell>
          <table:table-cell office:value-type="string" table:style-name="ce1">
            <text:p>Hans Diary</text:p>
          </table:table-cell>
          <table:table-cell office:value-type="string" table:style-name="ce1">
            <text:p>M</text:p>
          </table:table-cell>
          <table:table-cell office:value-type="date" office:date-value="2003-10-20T00:00:00" table:style-name="ce6">
            <text:p>20/10/2003</text:p>
          </table:table-cell>
          <table:table-cell office:value-type="string" table:style-name="ce1">
            <text:p>Brickaville<text:s/></text:p>
          </table:table-cell>
          <table:table-cell office:value-type="float" office:value="306011026500" table:style-name="ce1">
            <text:p>3,06011E+11</text:p>
          </table:table-cell>
          <table:table-cell office:value-type="string" table:style-name="ce1">
            <text:p>Brickaville<text:s/></text:p>
          </table:table-cell>
          <table:table-cell office:value-type="date" office:date-value="2021-07-05T00:00:00" table:style-name="ce6">
            <text:p>05/07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IG 477/3204 Igaga BTI</text:p>
          </table:table-cell>
          <table:table-cell office:value-type="float" office:value="385956996" table:style-name="ce1">
            <text:p>385956996</text:p>
          </table:table-cell>
          <table:table-cell office:value-type="string" table:style-name="ce8">
            <text:p><text:a xlink:href="mailto:rhansdiary@gmail.com">rhansdiary@gmail.com</text:a></text:p>
          </table:table-cell>
          <table:table-cell table:number-columns-repeated="16370" table:style-name="ce1"/>
        </table:table-row>
        <table:table-row table:number-rows-repeated="2" table:style-name="ro2">
          <table:table-cell office:value-type="float" office:value="1373" table:style-name="ce1">
            <text:p>1373</text:p>
          </table:table-cell>
          <table:table-cell office:value-type="string" table:style-name="ce1">
            <text:p>RAZAFINJATOVO<text:s/></text:p>
          </table:table-cell>
          <table:table-cell office:value-type="string" table:style-name="ce1">
            <text:p>Ny Fanasina Jaonasitera</text:p>
          </table:table-cell>
          <table:table-cell office:value-type="string" table:style-name="ce1">
            <text:p>M</text:p>
          </table:table-cell>
          <table:table-cell office:value-type="date" office:date-value="2004-07-30T00:00:00" table:style-name="ce6">
            <text:p>30/07/2004</text:p>
          </table:table-cell>
          <table:table-cell office:value-type="string" table:style-name="ce1">
            <text:p>Fianarantsoa</text:p>
          </table:table-cell>
          <table:table-cell office:value-type="float" office:value="203011042738" table:style-name="ce1">
            <text:p>2,03011E+11</text:p>
          </table:table-cell>
          <table:table-cell office:value-type="string" table:style-name="ce6">
            <text:p>AMBOSITRA</text:p>
          </table:table-cell>
          <table:table-cell office:value-type="date" office:date-value="2022-10-19T00:00:00" table:style-name="ce6">
            <text:p>19/10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TANAMBAO</text:p>
          </table:table-cell>
          <table:table-cell office:value-type="float" office:value="347418554" table:style-name="ce1">
            <text:p>347418554</text:p>
          </table:table-cell>
          <table:table-cell office:value-type="string" table:style-name="ce8">
            <text:p><text:a xlink:href="mailto:fjaonasitera@gmail.com">fjaonasitera@gmail.com</text:a></text:p>
          </table:table-cell>
          <table:table-cell table:number-columns-repeated="16370" table:style-name="ce1"/>
        </table:table-row>
        <table:table-row table:number-rows-repeated="2" table:style-name="ro2">
          <table:table-cell office:value-type="float" office:value="1374" table:style-name="ce1">
            <text:p>1374</text:p>
          </table:table-cell>
          <table:table-cell office:value-type="string" table:style-name="ce1">
            <text:p>RAZAFIMAHAFALY</text:p>
          </table:table-cell>
          <table:table-cell office:value-type="string" table:style-name="ce1">
            <text:p>Jonah</text:p>
          </table:table-cell>
          <table:table-cell office:value-type="string" table:style-name="ce1">
            <text:p>M</text:p>
          </table:table-cell>
          <table:table-cell office:value-type="date" office:date-value="2003-09-26T00:00:00" table:style-name="ce6">
            <text:p>26/09/2003</text:p>
          </table:table-cell>
          <table:table-cell office:value-type="string" table:style-name="ce1">
            <text:p>Manamisoa</text:p>
          </table:table-cell>
          <table:table-cell office:value-type="float" office:value="205011030318" table:style-name="ce1">
            <text:p>2,05011E+11</text:p>
          </table:table-cell>
          <table:table-cell office:value-type="string" table:style-name="ce1">
            <text:p>AMBALAVAO</text:p>
          </table:table-cell>
          <table:table-cell office:value-type="date" office:date-value="2021-09-27T00:00:00" table:style-name="ce6">
            <text:p>27/09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TANAMBAO</text:p>
          </table:table-cell>
          <table:table-cell office:value-type="float" office:value="346791757" table:style-name="ce1">
            <text:p>346791757</text:p>
          </table:table-cell>
          <table:table-cell office:value-type="string" table:style-name="ce8">
            <text:p><text:a xlink:href="mailto:jonahra7ihakie@gmail.com">jonahra7ihakie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string" table:style-name="ce1">
            <text:p>ANDRIAMIARISOA</text:p>
          </table:table-cell>
          <table:table-cell office:value-type="string" table:style-name="ce1">
            <text:p>Vatsy Damaranja Aaron</text:p>
          </table:table-cell>
          <table:table-cell office:value-type="string" table:style-name="ce1">
            <text:p>M</text:p>
          </table:table-cell>
          <table:table-cell office:value-type="date" office:date-value="2002-11-23T00:00:00" table:style-name="ce6">
            <text:p>23/11/2002</text:p>
          </table:table-cell>
          <table:table-cell office:value-type="string" table:style-name="ce1">
            <text:p>ANTSIRABE</text:p>
          </table:table-cell>
          <table:table-cell office:value-type="float" office:value="108091018052" table:style-name="ce1">
            <text:p>1,08091E+11</text:p>
          </table:table-cell>
          <table:table-cell office:value-type="string" table:style-name="ce1">
            <text:p>ANTSIRABE</text:p>
          </table:table-cell>
          <table:table-cell office:value-type="date" office:date-value="2021-02-15T00:00:00" table:style-name="ce6">
            <text:p>15/02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table:style-name="ce1"/>
          <table:table-cell office:value-type="float" office:value="348392860" table:style-name="ce1">
            <text:p>348392860</text:p>
          </table:table-cell>
          <table:table-cell office:value-type="string" table:style-name="ce8">
            <text:p><text:a xlink:href="mailto:Vdamaranja@gmail.com">Vdamaranja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string" table:style-name="ce1">
            <text:p>RATOVONIRINA</text:p>
          </table:table-cell>
          <table:table-cell office:value-type="string" table:style-name="ce1">
            <text:p>Stephanie Elia</text:p>
          </table:table-cell>
          <table:table-cell office:value-type="string" table:style-name="ce1">
            <text:p>F</text:p>
          </table:table-cell>
          <table:table-cell office:value-type="date" office:date-value="2002-02-15T00:00:00" table:style-name="ce6">
            <text:p>15/02/2002</text:p>
          </table:table-cell>
          <table:table-cell office:value-type="string" table:style-name="ce1">
            <text:p>Fianarantsoa</text:p>
          </table:table-cell>
          <table:table-cell office:value-type="float" office:value="201052017271" table:style-name="ce1">
            <text:p>2,01052E+11</text:p>
          </table:table-cell>
          <table:table-cell office:value-type="string" table:style-name="ce1">
            <text:p>Fianarantsoa</text:p>
          </table:table-cell>
          <table:table-cell office:value-type="date" office:date-value="2020-03-18T00:00:00" table:style-name="ce6">
            <text:p>18/03/2020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056E 3306 IDANDA</text:p>
          </table:table-cell>
          <table:table-cell office:value-type="float" office:value="343063837" table:style-name="ce1">
            <text:p>343063837</text:p>
          </table:table-cell>
          <table:table-cell office:value-type="string" table:style-name="ce8">
            <text:p><text:a xlink:href="mailto:stephanieeliahr@gmail.com">stephanieeliahr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string" table:style-name="ce1">
            <text:p>RINAH RAHERISOA</text:p>
          </table:table-cell>
          <table:table-cell office:value-type="string" table:style-name="ce1">
            <text:p>Lucien Rado Nilaina</text:p>
          </table:table-cell>
          <table:table-cell office:value-type="string" table:style-name="ce1">
            <text:p>M</text:p>
          </table:table-cell>
          <table:table-cell office:value-type="date" office:date-value="2002-11-25T00:00:00" table:style-name="ce6">
            <text:p>25/11/2002</text:p>
          </table:table-cell>
          <table:table-cell office:value-type="string" table:style-name="ce1">
            <text:p>Ambalavato</text:p>
          </table:table-cell>
          <table:table-cell office:value-type="float" office:value="201051017799" table:style-name="ce1">
            <text:p>2,01051E+11</text:p>
          </table:table-cell>
          <table:table-cell office:value-type="string" table:style-name="ce1">
            <text:p>Fianarantsoa</text:p>
          </table:table-cell>
          <table:table-cell office:value-type="date" office:date-value="2020-11-25T00:00:00" table:style-name="ce6">
            <text:p>25/11/2020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Manaotsara</text:p>
          </table:table-cell>
          <table:table-cell office:value-type="float" office:value="348897531" table:style-name="ce1">
            <text:p>348897531</text:p>
          </table:table-cell>
          <table:table-cell office:value-type="string" table:style-name="ce8">
            <text:p><text:a xlink:href="mailto:nilaina.rnr@gmail.com">nilaina.rnr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string" table:style-name="ce1">
            <text:p>AUGUSTIN</text:p>
          </table:table-cell>
          <table:table-cell office:value-type="string" table:style-name="ce1">
            <text:p>Mariot</text:p>
          </table:table-cell>
          <table:table-cell office:value-type="string" table:style-name="ce1">
            <text:p>M</text:p>
          </table:table-cell>
          <table:table-cell office:value-type="date" office:date-value="2002-11-28T00:00:00" table:style-name="ce6">
            <text:p>28/11/2002</text:p>
          </table:table-cell>
          <table:table-cell office:value-type="string" table:style-name="ce1">
            <text:p>Vohipeno</text:p>
          </table:table-cell>
          <table:table-cell office:value-type="float" office:value="210011048687" table:style-name="ce1">
            <text:p>2,10011E+11</text:p>
          </table:table-cell>
          <table:table-cell office:value-type="string" table:style-name="ce1">
            <text:p>Manakara</text:p>
          </table:table-cell>
          <table:table-cell office:value-type="date" office:date-value="2021-03-23T00:00:00" table:style-name="ce6">
            <text:p>23/03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Ampitakely</text:p>
          </table:table-cell>
          <table:table-cell office:value-type="float" office:value="344375180" table:style-name="ce1">
            <text:p>344375180</text:p>
          </table:table-cell>
          <table:table-cell office:value-type="string" table:style-name="ce8">
            <text:p><text:a xlink:href="mailto:augustinmariot67@gmail.com">augustinmariot67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string" table:style-name="ce1">
            <text:p>RATSIMANDRESY</text:p>
          </table:table-cell>
          <table:table-cell office:value-type="string" table:style-name="ce1">
            <text:p>Andry Maryo</text:p>
          </table:table-cell>
          <table:table-cell office:value-type="string" table:style-name="ce1">
            <text:p>M</text:p>
          </table:table-cell>
          <table:table-cell office:value-type="date" office:date-value="1998-06-15T00:00:00" table:style-name="ce6">
            <text:p>15/06/1998</text:p>
          </table:table-cell>
          <table:table-cell office:value-type="string" table:style-name="ce1">
            <text:p>ITAOSY</text:p>
          </table:table-cell>
          <table:table-cell office:value-type="float" office:value="101251199980" table:style-name="ce1">
            <text:p>1,01251E+11</text:p>
          </table:table-cell>
          <table:table-cell office:value-type="string" table:style-name="ce1">
            <text:p>ANTANANARIVO</text:p>
          </table:table-cell>
          <table:table-cell office:value-type="date" office:date-value="2016-10-19T00:00:00" table:style-name="ce6">
            <text:p>19/10/2016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ISAHA</text:p>
          </table:table-cell>
          <table:table-cell office:value-type="float" office:value="340981177" table:style-name="ce1">
            <text:p>340981177</text:p>
          </table:table-cell>
          <table:table-cell office:value-type="string" table:style-name="ce8">
            <text:p><text:a xlink:href="mailto:andrymaryo98@gmail.com">andrymaryo98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string" table:style-name="ce1">
            <text:p>NAKAZANDRY</text:p>
          </table:table-cell>
          <table:table-cell office:value-type="string" table:style-name="ce1">
            <text:p>Aaron Bertin<text:s/></text:p>
          </table:table-cell>
          <table:table-cell office:value-type="string" table:style-name="ce1">
            <text:p>M</text:p>
          </table:table-cell>
          <table:table-cell office:value-type="date" office:date-value="2004-02-18T00:00:00" table:style-name="ce6">
            <text:p>18/02/2004</text:p>
          </table:table-cell>
          <table:table-cell office:value-type="string" table:style-name="ce1">
            <text:p>Fianarantsoa<text:s/></text:p>
          </table:table-cell>
          <table:table-cell office:value-type="float" office:value="201031059836" table:style-name="ce1">
            <text:p>2,01031E+11</text:p>
          </table:table-cell>
          <table:table-cell office:value-type="string" table:style-name="ce1">
            <text:p>Fianarantsoa<text:s/></text:p>
          </table:table-cell>
          <table:table-cell office:value-type="date" office:date-value="2022-05-27T00:00:00" table:style-name="ce6">
            <text:p>27/05/2022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3604 IV 41 Antsororokavo</text:p>
          </table:table-cell>
          <table:table-cell office:value-type="float" office:value="349974748" table:style-name="ce1">
            <text:p>349974748</text:p>
          </table:table-cell>
          <table:table-cell office:value-type="string" table:style-name="ce8">
            <text:p><text:a xlink:href="mailto:nakazandryaaron@gmail.%20Com">nakazandryaaron@gmail. 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string" table:style-name="ce1">
            <text:p>RALAIVAO</text:p>
          </table:table-cell>
          <table:table-cell office:value-type="string" table:style-name="ce1">
            <text:p>Diarindrainy Danny Emmanuel</text:p>
          </table:table-cell>
          <table:table-cell office:value-type="string" table:style-name="ce1">
            <text:p>M</text:p>
          </table:table-cell>
          <table:table-cell office:value-type="date" office:date-value="2003-02-24T00:00:00" table:style-name="ce6">
            <text:p>24/02/2003</text:p>
          </table:table-cell>
          <table:table-cell office:value-type="string" table:style-name="ce1">
            <text:p>Fianarantsoa</text:p>
          </table:table-cell>
          <table:table-cell office:value-type="float" office:value="201031057002" table:style-name="ce1">
            <text:p>2,01031E+11</text:p>
          </table:table-cell>
          <table:table-cell office:value-type="string" table:style-name="ce1">
            <text:p>FIANARANTSOA</text:p>
          </table:table-cell>
          <table:table-cell office:value-type="date" office:date-value="2001-05-20T00:00:00" table:style-name="ce6">
            <text:p>20/05/200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TAMBOHOBE<text:s/></text:p>
          </table:table-cell>
          <table:table-cell office:value-type="float" office:value="348405536" table:style-name="ce1">
            <text:p>348405536</text:p>
          </table:table-cell>
          <table:table-cell office:value-type="string" table:style-name="ce8">
            <text:p><text:a xlink:href="mailto:ralaivaodiarindrainydanny@gmail.com">ralaivaodiarindrainydanny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string" table:style-name="ce1">
            <text:p>NAHANDRISOANIAINA</text:p>
          </table:table-cell>
          <table:table-cell office:value-type="string" table:style-name="ce1">
            <text:p>Joël Ferdinand</text:p>
          </table:table-cell>
          <table:table-cell office:value-type="string" table:style-name="ce1">
            <text:p>M</text:p>
          </table:table-cell>
          <table:table-cell office:value-type="date" office:date-value="2002-05-05T00:00:00" table:style-name="ce6">
            <text:p>05/05/2002</text:p>
          </table:table-cell>
          <table:table-cell office:value-type="string" table:style-name="ce1">
            <text:p>Besoa<text:s/></text:p>
          </table:table-cell>
          <table:table-cell office:value-type="float" office:value="205011028644" table:style-name="ce1">
            <text:p>2,05011E+11</text:p>
          </table:table-cell>
          <table:table-cell office:value-type="string" table:style-name="ce1">
            <text:p>Ambalavao</text:p>
          </table:table-cell>
          <table:table-cell office:value-type="date" office:date-value="2020-08-04T00:00:00" table:style-name="ce6">
            <text:p>04/08/2020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Antanifotsy Andrainjato</text:p>
          </table:table-cell>
          <table:table-cell office:value-type="float" office:value="349845300" table:style-name="ce1">
            <text:p>349845300</text:p>
          </table:table-cell>
          <table:table-cell office:value-type="string" table:style-name="ce8">
            <text:p><text:a xlink:href="mailto:joelnahandrisoaniaina@gmail.com">joelnahandrisoaniaina@gmail.com</text:a></text:p>
          </table:table-cell>
          <table:table-cell table:number-columns-repeated="16370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string" table:style-name="ce1">
            <text:p>RAHARINDRIAKA</text:p>
          </table:table-cell>
          <table:table-cell office:value-type="string" table:style-name="ce1">
            <text:p>Norovoahangy Célestina Princia</text:p>
          </table:table-cell>
          <table:table-cell office:value-type="string" table:style-name="ce1">
            <text:p>F</text:p>
          </table:table-cell>
          <table:table-cell office:value-type="date" office:date-value="2002-10-02T00:00:00" table:style-name="ce6">
            <text:p>02/10/2002</text:p>
          </table:table-cell>
          <table:table-cell office:value-type="string" table:style-name="ce1">
            <text:p>Fianarantsoa</text:p>
          </table:table-cell>
          <table:table-cell office:value-type="float" office:value="205012028870" table:style-name="ce1">
            <text:p>2,05012E+11</text:p>
          </table:table-cell>
          <table:table-cell office:value-type="string" table:style-name="ce1">
            <text:p>AMBALAVAO</text:p>
          </table:table-cell>
          <table:table-cell office:value-type="date" office:date-value="2020-10-08T00:00:00" table:style-name="ce6">
            <text:p>08/10/2020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Ambatomena</text:p>
          </table:table-cell>
          <table:table-cell office:value-type="float" office:value="347582703" table:style-name="ce1">
            <text:p>347582703</text:p>
          </table:table-cell>
          <table:table-cell office:value-type="string" table:style-name="ce10">
            <text:p><text:a xlink:href="mailto:celestinaprincia@gmail.com">celestinaprincia@gmail.com</text:a></text:p>
          </table:table-cell>
          <table:table-cell table:number-columns-repeated="16370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string" table:style-name="ce1">
            <text:p>RATSIMANDRATRA</text:p>
          </table:table-cell>
          <table:table-cell office:value-type="string" table:style-name="ce1">
            <text:p>Hasitiana Christian</text:p>
          </table:table-cell>
          <table:table-cell office:value-type="string" table:style-name="ce1">
            <text:p>M</text:p>
          </table:table-cell>
          <table:table-cell office:value-type="date" office:date-value="2002-03-21T00:00:00" table:style-name="ce6">
            <text:p>21/03/2002</text:p>
          </table:table-cell>
          <table:table-cell office:value-type="string" table:style-name="ce1">
            <text:p>Alakamisy Ambohimaha</text:p>
          </table:table-cell>
          <table:table-cell office:value-type="float" office:value="220251016845" table:style-name="ce1">
            <text:p>2,20251E+11</text:p>
          </table:table-cell>
          <table:table-cell office:value-type="string" table:style-name="ce1">
            <text:p>Lalangiana</text:p>
          </table:table-cell>
          <table:table-cell office:value-type="date" office:date-value="2020-12-21T00:00:00" table:style-name="ce6">
            <text:p>21/12/2020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3601Gymnase Ambatomena</text:p>
          </table:table-cell>
          <table:table-cell office:value-type="float" office:value="344029486" table:style-name="ce1">
            <text:p>344029486</text:p>
          </table:table-cell>
          <table:table-cell office:value-type="string" table:style-name="ce8">
            <text:p><text:a xlink:href="mailto:hasitianachristian.p13.ceres@gmail.com">hasitianachristian.p13.ceres@gmail.com</text:a></text:p>
          </table:table-cell>
          <table:table-cell table:number-columns-repeated="16370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string" table:style-name="ce1">
            <text:p>RALAIARISOA</text:p>
          </table:table-cell>
          <table:table-cell office:value-type="string" table:style-name="ce1">
            <text:p>Andrianantenaina Fabien</text:p>
          </table:table-cell>
          <table:table-cell office:value-type="string" table:style-name="ce1">
            <text:p>M</text:p>
          </table:table-cell>
          <table:table-cell office:value-type="date" office:date-value="2001-04-28T00:00:00" table:style-name="ce6">
            <text:p>28/04/2001</text:p>
          </table:table-cell>
          <table:table-cell office:value-type="string" table:style-name="ce1">
            <text:p>Mahitsy</text:p>
          </table:table-cell>
          <table:table-cell office:value-type="float" office:value="201011029569" table:style-name="ce1">
            <text:p>2,01011E+11</text:p>
          </table:table-cell>
          <table:table-cell office:value-type="string" table:style-name="ce1">
            <text:p>Fianarantsoa</text:p>
          </table:table-cell>
          <table:table-cell office:value-type="date" office:date-value="2019-06-28T00:00:00" table:style-name="ce6">
            <text:p>28/06/2019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lot 452 B/3907Mangarivotra Ambatovory</text:p>
          </table:table-cell>
          <table:table-cell office:value-type="float" office:value="348058435" table:style-name="ce1">
            <text:p>348058435</text:p>
          </table:table-cell>
          <table:table-cell office:value-type="string" table:style-name="ce8">
            <text:p><text:a xlink:href="mailto:fabyandryralay@gmail.com">fabyandryralay@gmail.com</text:a></text:p>
          </table:table-cell>
          <table:table-cell table:number-columns-repeated="16370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string" table:style-name="ce1">
            <text:p>RAZANAMAHARO</text:p>
          </table:table-cell>
          <table:table-cell office:value-type="string" table:style-name="ce1">
            <text:p>Julie Solange</text:p>
          </table:table-cell>
          <table:table-cell office:value-type="string" table:style-name="ce1">
            <text:p>F</text:p>
          </table:table-cell>
          <table:table-cell office:value-type="date" office:date-value="1998-03-20T00:00:00" table:style-name="ce6">
            <text:p>20/03/1998</text:p>
          </table:table-cell>
          <table:table-cell office:value-type="string" table:style-name="ce1">
            <text:p>AMBOHIMAHASOA</text:p>
          </table:table-cell>
          <table:table-cell office:value-type="float" office:value="208012008468" table:style-name="ce1">
            <text:p>2,08012E+11</text:p>
          </table:table-cell>
          <table:table-cell office:value-type="string" table:style-name="ce1">
            <text:p>AMBOHIMAHASOA</text:p>
          </table:table-cell>
          <table:table-cell office:value-type="date" office:date-value="2017-03-13T00:00:00" table:style-name="ce6">
            <text:p>13/03/2017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SOATSIHADINO</text:p>
          </table:table-cell>
          <table:table-cell office:value-type="float" office:value="343200423" table:style-name="ce1">
            <text:p>343200423</text:p>
          </table:table-cell>
          <table:table-cell office:value-type="string" table:style-name="ce8">
            <text:p><text:a xlink:href="mailto:julierazanamaharo@gmail.com">julierazanamaharo@gmail.com</text:a></text:p>
          </table:table-cell>
          <table:table-cell table:number-columns-repeated="16370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string" table:style-name="ce1">
            <text:p>AZIZ FAZAL</text:p>
          </table:table-cell>
          <table:table-cell office:value-type="string" table:style-name="ce1">
            <text:p>Lovasoanirina Raymondine</text:p>
          </table:table-cell>
          <table:table-cell office:value-type="string" table:style-name="ce1">
            <text:p>F</text:p>
          </table:table-cell>
          <table:table-cell office:value-type="date" office:date-value="1996-03-04T00:00:00" table:style-name="ce6">
            <text:p>04/03/1996</text:p>
          </table:table-cell>
          <table:table-cell office:value-type="string" table:style-name="ce1">
            <text:p>Fianarantsoa</text:p>
          </table:table-cell>
          <table:table-cell office:value-type="float" office:value="220272014545" table:style-name="ce1">
            <text:p>2,20272E+11</text:p>
          </table:table-cell>
          <table:table-cell office:value-type="string" table:style-name="ce1">
            <text:p>ISANDRA</text:p>
          </table:table-cell>
          <table:table-cell office:value-type="date" office:date-value="2018-09-10T00:00:00" table:style-name="ce6">
            <text:p>10/09/2018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ANTSOROKAVO</text:p>
          </table:table-cell>
          <table:table-cell office:value-type="float" office:value="349071381" table:style-name="ce1">
            <text:p>349071381</text:p>
          </table:table-cell>
          <table:table-cell office:value-type="string" table:style-name="ce8">
            <text:p><text:a xlink:href="mailto:lovasoanirina1996@gmail.com">lovasoanirina1996@gmail.com</text:a></text:p>
          </table:table-cell>
          <table:table-cell table:number-columns-repeated="16370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string" table:style-name="ce1">
            <text:p>RAHERINIAINA</text:p>
          </table:table-cell>
          <table:table-cell office:value-type="string" table:style-name="ce1">
            <text:p>Ando Kevin</text:p>
          </table:table-cell>
          <table:table-cell office:value-type="string" table:style-name="ce1">
            <text:p>M</text:p>
          </table:table-cell>
          <table:table-cell office:value-type="date" office:date-value="2005-11-20T00:00:00" table:style-name="ce6">
            <text:p>20/11/2005</text:p>
          </table:table-cell>
          <table:table-cell office:value-type="string" table:style-name="ce1">
            <text:p>Fianarantsoa</text:p>
          </table:table-cell>
          <table:table-cell table:number-columns-repeated="3" table:style-name="ce1"/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Mangarivotra Ambatovory</text:p>
          </table:table-cell>
          <table:table-cell office:value-type="float" office:value="343880533" table:style-name="ce1">
            <text:p>343880533</text:p>
          </table:table-cell>
          <table:table-cell office:value-type="string" table:style-name="ce8">
            <text:p><text:a xlink:href="mailto:andokevin05@gmail.com">andokevin05@gmail.com</text:a></text:p>
          </table:table-cell>
          <table:table-cell table:number-columns-repeated="16370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string" table:style-name="ce1">
            <text:p>MOSANDRIANTSILAVINA</text:p>
          </table:table-cell>
          <table:table-cell office:value-type="string" table:style-name="ce1">
            <text:p>Lazasoa Volahasina</text:p>
          </table:table-cell>
          <table:table-cell office:value-type="string" table:style-name="ce1">
            <text:p>M</text:p>
          </table:table-cell>
          <table:table-cell office:value-type="date" office:date-value="2004-01-22T00:00:00" table:style-name="ce6">
            <text:p>22/01/2004</text:p>
          </table:table-cell>
          <table:table-cell office:value-type="string" table:style-name="ce1">
            <text:p>Fianarantsoa</text:p>
          </table:table-cell>
          <table:table-cell office:value-type="float" office:value="220231005936" table:style-name="ce1">
            <text:p>2,20231E+11</text:p>
          </table:table-cell>
          <table:table-cell office:value-type="string" table:style-name="ce1">
            <text:p>FIANARANTSOA</text:p>
          </table:table-cell>
          <table:table-cell office:value-type="date" office:date-value="2022-02-08T00:00:00" table:style-name="ce6">
            <text:p>08/02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TSARAMANDROSO</text:p>
          </table:table-cell>
          <table:table-cell office:value-type="float" office:value="345036044" table:style-name="ce1">
            <text:p>345036044</text:p>
          </table:table-cell>
          <table:table-cell office:value-type="string" table:style-name="ce8">
            <text:p><text:a xlink:href="mailto:hasinaandria235@gmail.com">hasinaandria235@gmail.com</text:a></text:p>
          </table:table-cell>
          <table:table-cell table:number-columns-repeated="16370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string" table:style-name="ce1">
            <text:p>VOLOLONIRINA</text:p>
          </table:table-cell>
          <table:table-cell office:value-type="string" table:style-name="ce1">
            <text:p>Marcelline</text:p>
          </table:table-cell>
          <table:table-cell office:value-type="string" table:style-name="ce1">
            <text:p>F</text:p>
          </table:table-cell>
          <table:table-cell office:value-type="date" office:date-value="2001-04-29T00:00:00" table:style-name="ce6">
            <text:p>29/04/2001</text:p>
          </table:table-cell>
          <table:table-cell office:value-type="string" table:style-name="ce1">
            <text:p>Nanamasaka alakamisy Ambohimaha</text:p>
          </table:table-cell>
          <table:table-cell office:value-type="float" office:value="220252016428" table:style-name="ce1">
            <text:p>2,20252E+11</text:p>
          </table:table-cell>
          <table:table-cell office:value-type="string" table:style-name="ce1">
            <text:p>Lalangina</text:p>
          </table:table-cell>
          <table:table-cell office:value-type="date" office:date-value="2020-07-09T00:00:00" table:style-name="ce6">
            <text:p>09/07/2020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IB 357/3611 Tanambao</text:p>
          </table:table-cell>
          <table:table-cell office:value-type="float" office:value="3468813750" table:style-name="ce1">
            <text:p>3468813750</text:p>
          </table:table-cell>
          <table:table-cell office:value-type="string" table:style-name="ce8">
            <text:p><text:a xlink:href="mailto:marcellinevololonirina@gmail.com">marcellinevololonirina@gmail.com</text:a></text:p>
          </table:table-cell>
          <table:table-cell table:number-columns-repeated="16370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string" table:style-name="ce1">
            <text:p>ANDRIANIAINA</text:p>
          </table:table-cell>
          <table:table-cell office:value-type="string" table:style-name="ce1">
            <text:p>Mandrindra</text:p>
          </table:table-cell>
          <table:table-cell office:value-type="string" table:style-name="ce1">
            <text:p>M</text:p>
          </table:table-cell>
          <table:table-cell office:value-type="date" office:date-value="2004-02-20T00:00:00" table:style-name="ce6">
            <text:p>20/02/2004</text:p>
          </table:table-cell>
          <table:table-cell office:value-type="string" table:style-name="ce1">
            <text:p>AMBOHIMAHASOA</text:p>
          </table:table-cell>
          <table:table-cell office:value-type="float" office:value="206011016997" table:style-name="ce1">
            <text:p>2,06011E+11</text:p>
          </table:table-cell>
          <table:table-cell office:value-type="string" table:style-name="ce1">
            <text:p>IFANADIANA</text:p>
          </table:table-cell>
          <table:table-cell office:value-type="date" office:date-value="2022-06-15T00:00:00" table:style-name="ce6">
            <text:p>15/06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ANTANIFOTSY</text:p>
          </table:table-cell>
          <table:table-cell office:value-type="float" office:value="323512715" table:style-name="ce1">
            <text:p>323512715</text:p>
          </table:table-cell>
          <table:table-cell office:value-type="string" table:style-name="ce8">
            <text:p><text:a xlink:href="mailto:andrianiaina.mandrindra@gmail.com">andrianiaina.mandrindra@gmail.com</text:a></text:p>
          </table:table-cell>
          <table:table-cell table:number-columns-repeated="16370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string" table:style-name="ce1">
            <text:p>BEVELONANDRO<text:s/></text:p>
          </table:table-cell>
          <table:table-cell office:value-type="string" table:style-name="ce1">
            <text:p>Rachelle Justina<text:s/></text:p>
          </table:table-cell>
          <table:table-cell office:value-type="string" table:style-name="ce1">
            <text:p>F</text:p>
          </table:table-cell>
          <table:table-cell office:value-type="date" office:date-value="2003-05-12T00:00:00" table:style-name="ce6">
            <text:p>12/05/2003</text:p>
          </table:table-cell>
          <table:table-cell office:value-type="string" table:style-name="ce1">
            <text:p>Manjunga</text:p>
          </table:table-cell>
          <table:table-cell office:value-type="float" office:value="401012079523" table:style-name="ce1">
            <text:p>4,01012E+11</text:p>
          </table:table-cell>
          <table:table-cell office:value-type="string" table:style-name="ce1">
            <text:p>Majunga</text:p>
          </table:table-cell>
          <table:table-cell office:value-type="date" office:date-value="2021-06-14T00:00:00" table:style-name="ce6">
            <text:p>14/06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IB 367/3611 Tanambao</text:p>
          </table:table-cell>
          <table:table-cell office:value-type="float" office:value="328694766" table:style-name="ce1">
            <text:p>328694766</text:p>
          </table:table-cell>
          <table:table-cell office:value-type="string" table:style-name="ce8">
            <text:p><text:a xlink:href="mailto:rbevelonandro@Gmail.com">rbevelonandro@Gmail.com</text:a></text:p>
          </table:table-cell>
          <table:table-cell table:number-columns-repeated="16370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string" table:style-name="ce1">
            <text:p>RAZANAMINO</text:p>
          </table:table-cell>
          <table:table-cell office:value-type="string" table:style-name="ce1">
            <text:p>Fanambinantsoa Prisca</text:p>
          </table:table-cell>
          <table:table-cell office:value-type="string" table:style-name="ce1">
            <text:p>F</text:p>
          </table:table-cell>
          <table:table-cell office:value-type="date" office:date-value="2005-04-12T00:00:00" table:style-name="ce6">
            <text:p>12/04/2005</text:p>
          </table:table-cell>
          <table:table-cell office:value-type="string" table:style-name="ce1">
            <text:p>Ambondromisotra</text:p>
          </table:table-cell>
          <table:table-cell table:number-columns-repeated="3" table:style-name="ce1"/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CUA 306 Andrainjato<text:s/></text:p>
          </table:table-cell>
          <table:table-cell office:value-type="float" office:value="349432155" table:style-name="ce1">
            <text:p>349432155</text:p>
          </table:table-cell>
          <table:table-cell office:value-type="string" table:style-name="ce8">
            <text:p><text:a xlink:href="mailto:alprisca.fanambinatsoa@gmail.com">alprisca.fanambinatsoa@gmail.com</text:a></text:p>
          </table:table-cell>
          <table:table-cell table:number-columns-repeated="16370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string" table:style-name="ce1">
            <text:p>RALAIVAO</text:p>
          </table:table-cell>
          <table:table-cell office:value-type="string" table:style-name="ce1">
            <text:p>Hasina François Xavier</text:p>
          </table:table-cell>
          <table:table-cell office:value-type="string" table:style-name="ce1">
            <text:p>M</text:p>
          </table:table-cell>
          <table:table-cell office:value-type="date" office:date-value="2001-12-04T00:00:00" table:style-name="ce6">
            <text:p>04/12/2001</text:p>
          </table:table-cell>
          <table:table-cell office:value-type="string" table:style-name="ce1">
            <text:p>Antananarivo</text:p>
          </table:table-cell>
          <table:table-cell office:value-type="float" office:value="117031024579" table:style-name="ce1">
            <text:p>1,17031E+11</text:p>
          </table:table-cell>
          <table:table-cell office:value-type="string" table:style-name="ce1">
            <text:p>Antananarivo<text:s/></text:p>
          </table:table-cell>
          <table:table-cell office:value-type="date" office:date-value="2020-11-04T00:00:00" table:style-name="ce6">
            <text:p>04/11/2020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653IB/3611 Tanambao Zoara<text:s/></text:p>
          </table:table-cell>
          <table:table-cell office:value-type="float" office:value="342566963" table:style-name="ce1">
            <text:p>342566963</text:p>
          </table:table-cell>
          <table:table-cell office:value-type="string" table:style-name="ce8">
            <text:p><text:a xlink:href="mailto:hasinarymera669@gmail.com">hasinarymera669@gmail.com</text:a></text:p>
          </table:table-cell>
          <table:table-cell table:number-columns-repeated="16370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string" table:style-name="ce1">
            <text:p>RAVELOMALALA</text:p>
          </table:table-cell>
          <table:table-cell office:value-type="string" table:style-name="ce1">
            <text:p>Karen Cindy</text:p>
          </table:table-cell>
          <table:table-cell office:value-type="string" table:style-name="ce1">
            <text:p>F</text:p>
          </table:table-cell>
          <table:table-cell office:value-type="date" office:date-value="2003-03-29T00:00:00" table:style-name="ce6">
            <text:p>29/03/2003</text:p>
          </table:table-cell>
          <table:table-cell office:value-type="string" table:style-name="ce1">
            <text:p>Antananarivo</text:p>
          </table:table-cell>
          <table:table-cell office:value-type="float" office:value="101222142694" table:style-name="ce1">
            <text:p>1,01222E+11</text:p>
          </table:table-cell>
          <table:table-cell office:value-type="string" table:style-name="ce1">
            <text:p>Antananarivo<text:s/></text:p>
          </table:table-cell>
          <table:table-cell office:value-type="date" office:date-value="2021-03-31T00:00:00" table:style-name="ce6">
            <text:p>31/03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RDI lot IB 01/3611 Tanambao</text:p>
          </table:table-cell>
          <table:table-cell office:value-type="float" office:value="345605914" table:style-name="ce1">
            <text:p>345605914</text:p>
          </table:table-cell>
          <table:table-cell office:value-type="string" table:style-name="ce8">
            <text:p><text:a xlink:href="mailto:ravelomalalakcindy@gmail.com">ravelomalalakcindy@gmail.com</text:a></text:p>
          </table:table-cell>
          <table:table-cell table:number-columns-repeated="16370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string" table:style-name="ce1">
            <text:p>TAHINJANAHARY</text:p>
          </table:table-cell>
          <table:table-cell office:value-type="string" table:style-name="ce1">
            <text:p>Finoana Sarobidy Nomena</text:p>
          </table:table-cell>
          <table:table-cell office:value-type="string" table:style-name="ce1">
            <text:p>M</text:p>
          </table:table-cell>
          <table:table-cell office:value-type="date" office:date-value="2003-08-05T00:00:00" table:style-name="ce6">
            <text:p>05/08/2003</text:p>
          </table:table-cell>
          <table:table-cell office:value-type="string" table:style-name="ce1">
            <text:p>ANTANANARIVO</text:p>
          </table:table-cell>
          <table:table-cell office:value-type="float" office:value="101211269701" table:style-name="ce1">
            <text:p>1,01211E+11</text:p>
          </table:table-cell>
          <table:table-cell office:value-type="string" table:style-name="ce1">
            <text:p>ANTANANARIVO I</text:p>
          </table:table-cell>
          <table:table-cell office:value-type="date" office:date-value="2022-12-24T00:00:00" table:style-name="ce6">
            <text:p>24/12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Lot 125-bis/3304 B.B.T Tearomangaika</text:p>
          </table:table-cell>
          <table:table-cell office:value-type="float" office:value="345707317" table:style-name="ce1">
            <text:p>345707317</text:p>
          </table:table-cell>
          <table:table-cell office:value-type="string" table:style-name="ce10">
            <text:p><text:a xlink:href="mailto:nyavotahinjanahary@gmail.com">nyavotahinjanahary@gmail.com</text:a></text:p>
          </table:table-cell>
          <table:table-cell table:number-columns-repeated="16370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string" table:style-name="ce1">
            <text:p>ANDRIAMIHANTA</text:p>
          </table:table-cell>
          <table:table-cell office:value-type="string" table:style-name="ce1">
            <text:p>Faniry</text:p>
          </table:table-cell>
          <table:table-cell office:value-type="string" table:style-name="ce1">
            <text:p>M</text:p>
          </table:table-cell>
          <table:table-cell office:value-type="date" office:date-value="2002-06-07T00:00:00" table:style-name="ce6">
            <text:p>07/06/2002</text:p>
          </table:table-cell>
          <table:table-cell office:value-type="string" table:style-name="ce1">
            <text:p>Antananarivo</text:p>
          </table:table-cell>
          <table:table-cell office:value-type="float" office:value="101211259593" table:style-name="ce1">
            <text:p>1,01211E+11</text:p>
          </table:table-cell>
          <table:table-cell office:value-type="string" table:style-name="ce1">
            <text:p>ANTANANARIVO</text:p>
          </table:table-cell>
          <table:table-cell office:value-type="date" office:date-value="2020-06-09T00:00:00" table:style-name="ce6">
            <text:p>09/06/2020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MANAOTSARA</text:p>
          </table:table-cell>
          <table:table-cell office:value-type="float" office:value="325172445" table:style-name="ce1">
            <text:p>325172445</text:p>
          </table:table-cell>
          <table:table-cell office:value-type="string" table:style-name="ce8">
            <text:p><text:a xlink:href="mailto:andryfaniry2@gmail">andryfaniry2@gmail</text:a></text:p>
          </table:table-cell>
          <table:table-cell table:number-columns-repeated="16370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string" table:style-name="ce1">
            <text:p>RANDRIANOMENTSOA</text:p>
          </table:table-cell>
          <table:table-cell office:value-type="string" table:style-name="ce1">
            <text:p>Safidy Alaphonse</text:p>
          </table:table-cell>
          <table:table-cell office:value-type="string" table:style-name="ce1">
            <text:p>M</text:p>
          </table:table-cell>
          <table:table-cell office:value-type="date" office:date-value="2005-06-10T00:00:00" table:style-name="ce6">
            <text:p>10/06/2005</text:p>
          </table:table-cell>
          <table:table-cell office:value-type="string" table:style-name="ce1">
            <text:p>Moramanga</text:p>
          </table:table-cell>
          <table:table-cell table:number-columns-repeated="3" table:style-name="ce1"/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CU A108 Andrainjato</text:p>
          </table:table-cell>
          <table:table-cell office:value-type="float" office:value="349764038" table:style-name="ce1">
            <text:p>349764038</text:p>
          </table:table-cell>
          <table:table-cell office:value-type="string" table:style-name="ce8">
            <text:p><text:a xlink:href="mailto:randrianomentsoasafidy@gmail.com">randrianomentsoasafidy@gmail.com</text:a></text:p>
          </table:table-cell>
          <table:table-cell table:number-columns-repeated="16370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string" table:style-name="ce1">
            <text:p>RANDRIANAIVOSON</text:p>
          </table:table-cell>
          <table:table-cell office:value-type="string" table:style-name="ce1">
            <text:p>Tsiferana Jonathan</text:p>
          </table:table-cell>
          <table:table-cell office:value-type="string" table:style-name="ce1">
            <text:p>M</text:p>
          </table:table-cell>
          <table:table-cell office:value-type="date" office:date-value="2004-04-22T00:00:00" table:style-name="ce6">
            <text:p>22/04/2004</text:p>
          </table:table-cell>
          <table:table-cell office:value-type="string" table:style-name="ce1">
            <text:p>Antananarivo</text:p>
          </table:table-cell>
          <table:table-cell office:value-type="float" office:value="103051024856" table:style-name="ce1">
            <text:p>1,03051E+11</text:p>
          </table:table-cell>
          <table:table-cell office:value-type="string" table:style-name="ce1">
            <text:p>AMBOHIDRATRIMO</text:p>
          </table:table-cell>
          <table:table-cell office:value-type="date" office:date-value="2022-05-16T00:00:00" table:style-name="ce6">
            <text:p>16/05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IVORY CENTRE</text:p>
          </table:table-cell>
          <table:table-cell office:value-type="float" office:value="388661710" table:style-name="ce1">
            <text:p>388661710</text:p>
          </table:table-cell>
          <table:table-cell office:value-type="string" table:style-name="ce8">
            <text:p><text:a xlink:href="mailto:jonathantsiferanarandrianaivos@gmail.com">jonathantsiferanarandrianaivos@gmail.com</text:a></text:p>
          </table:table-cell>
          <table:table-cell table:number-columns-repeated="16370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string" table:style-name="ce1">
            <text:p>RAKOTONIRINA</text:p>
          </table:table-cell>
          <table:table-cell office:value-type="string" table:style-name="ce1">
            <text:p>Hajaniaina Landry</text:p>
          </table:table-cell>
          <table:table-cell office:value-type="string" table:style-name="ce1">
            <text:p>M</text:p>
          </table:table-cell>
          <table:table-cell office:value-type="date" office:date-value="2004-07-26T00:00:00" table:style-name="ce6">
            <text:p>26/07/2004</text:p>
          </table:table-cell>
          <table:table-cell office:value-type="string" table:style-name="ce1">
            <text:p>Ambohimahasoa</text:p>
          </table:table-cell>
          <table:table-cell office:value-type="float" office:value="201011033605" table:style-name="ce1">
            <text:p>2,01011E+11</text:p>
          </table:table-cell>
          <table:table-cell office:value-type="string" table:style-name="ce1">
            <text:p>Fianarantsoa</text:p>
          </table:table-cell>
          <table:table-cell office:value-type="date" office:date-value="2022-10-19T00:00:00" table:style-name="ce6">
            <text:p>19/10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Tsaramandroso</text:p>
          </table:table-cell>
          <table:table-cell office:value-type="float" office:value="346802367" table:style-name="ce1">
            <text:p>346802367</text:p>
          </table:table-cell>
          <table:table-cell office:value-type="string" table:style-name="ce8">
            <text:p><text:a xlink:href="mailto:Hajaniainalandry@gmail.com">Hajaniainalandry@gmail.com</text:a></text:p>
          </table:table-cell>
          <table:table-cell table:number-columns-repeated="16370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string" table:style-name="ce1">
            <text:p>RANDRIAMAMPITONY</text:p>
          </table:table-cell>
          <table:table-cell office:value-type="string" table:style-name="ce1">
            <text:p>Laurent Leon</text:p>
          </table:table-cell>
          <table:table-cell office:value-type="string" table:style-name="ce1">
            <text:p>M</text:p>
          </table:table-cell>
          <table:table-cell office:value-type="date" office:date-value="2002-06-18T00:00:00" table:style-name="ce6">
            <text:p>18/06/2002</text:p>
          </table:table-cell>
          <table:table-cell office:value-type="string" table:style-name="ce1">
            <text:p>Vohitsira Antsinana</text:p>
          </table:table-cell>
          <table:table-cell office:value-type="float" office:value="220291019083" table:style-name="ce1">
            <text:p>2,20291E+11</text:p>
          </table:table-cell>
          <table:table-cell office:value-type="string" table:style-name="ce1">
            <text:p>VOHIBATO</text:p>
          </table:table-cell>
          <table:table-cell office:value-type="date" office:date-value="2020-09-09T00:00:00" table:style-name="ce6">
            <text:p>09/09/2020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IGAGA LOT IG 317/3204</text:p>
          </table:table-cell>
          <table:table-cell office:value-type="float" office:value="348667890" table:style-name="ce1">
            <text:p>348667890</text:p>
          </table:table-cell>
          <table:table-cell office:value-type="string" table:style-name="ce8">
            <text:p><text:a xlink:href="mailto:randriamampitonyleon@gmail.com">randriamampitonyleon@gmail.com</text:a></text:p>
          </table:table-cell>
          <table:table-cell table:number-columns-repeated="16370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string" table:style-name="ce1">
            <text:p>RASOLOMON</text:p>
          </table:table-cell>
          <table:table-cell office:value-type="string" table:style-name="ce1">
            <text:p>Sedraniaina Jacques</text:p>
          </table:table-cell>
          <table:table-cell office:value-type="string" table:style-name="ce1">
            <text:p>M</text:p>
          </table:table-cell>
          <table:table-cell office:value-type="date" office:date-value="2003-10-28T00:00:00" table:style-name="ce6">
            <text:p>28/10/2003</text:p>
          </table:table-cell>
          <table:table-cell office:value-type="string" table:style-name="ce1">
            <text:p>Manakara</text:p>
          </table:table-cell>
          <table:table-cell office:value-type="float" office:value="210011049610" table:style-name="ce1">
            <text:p>2,10011E+11</text:p>
          </table:table-cell>
          <table:table-cell office:value-type="string" table:style-name="ce1">
            <text:p>Manakara</text:p>
          </table:table-cell>
          <table:table-cell office:value-type="date" office:date-value="2021-11-04T00:00:00" table:style-name="ce6">
            <text:p>04/11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Soatsihadino</text:p>
          </table:table-cell>
          <table:table-cell office:value-type="float" office:value="343706317" table:style-name="ce1">
            <text:p>343706317</text:p>
          </table:table-cell>
          <table:table-cell office:value-type="string" table:style-name="ce8">
            <text:p><text:a xlink:href="mailto:sedraniainajacques2@gmail.com">sedraniainajacques2@gmail.com</text:a></text:p>
          </table:table-cell>
          <table:table-cell table:number-columns-repeated="16370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string" table:style-name="ce1">
            <text:p>RAZAFITRAHANA<text:s/></text:p>
          </table:table-cell>
          <table:table-cell office:value-type="string" table:style-name="ce1">
            <text:p>Kevin Alfrericardo</text:p>
          </table:table-cell>
          <table:table-cell office:value-type="string" table:style-name="ce1">
            <text:p>M</text:p>
          </table:table-cell>
          <table:table-cell office:value-type="date" office:date-value="2000-08-28T00:00:00" table:style-name="ce6">
            <text:p>28/08/2000</text:p>
          </table:table-cell>
          <table:table-cell office:value-type="string" table:style-name="ce1">
            <text:p>Ambovombe</text:p>
          </table:table-cell>
          <table:table-cell office:value-type="float" office:value="516011042478" table:style-name="ce1">
            <text:p>5,16011E+11</text:p>
          </table:table-cell>
          <table:table-cell office:value-type="string" table:style-name="ce1">
            <text:p>Ambovombe Androy</text:p>
          </table:table-cell>
          <table:table-cell office:value-type="date" office:date-value="2020-01-31T00:00:00" table:style-name="ce6">
            <text:p>31/01/2020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Anosy Isada</text:p>
          </table:table-cell>
          <table:table-cell office:value-type="float" office:value="340465185" table:style-name="ce1">
            <text:p>340465185</text:p>
          </table:table-cell>
          <table:table-cell office:value-type="string" table:style-name="ce8">
            <text:p><text:a xlink:href="mailto:razafitrahana@gmail.com">razafitrahana@gmail.com</text:a></text:p>
          </table:table-cell>
          <table:table-cell table:number-columns-repeated="16370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string" table:style-name="ce1">
            <text:p>VAZONIAINA</text:p>
          </table:table-cell>
          <table:table-cell office:value-type="string" table:style-name="ce1">
            <text:p>Funny Bienvenu</text:p>
          </table:table-cell>
          <table:table-cell office:value-type="string" table:style-name="ce1">
            <text:p>M</text:p>
          </table:table-cell>
          <table:table-cell office:value-type="date" office:date-value="2002-10-31T00:00:00" table:style-name="ce6">
            <text:p>31/10/2002</text:p>
          </table:table-cell>
          <table:table-cell office:value-type="string" table:style-name="ce1">
            <text:p>Ambovombe Centre</text:p>
          </table:table-cell>
          <table:table-cell office:value-type="float" office:value="223011013376" table:style-name="ce1">
            <text:p>2,23011E+11</text:p>
          </table:table-cell>
          <table:table-cell office:value-type="string" table:style-name="ce1">
            <text:p>Ambovombe Centre</text:p>
          </table:table-cell>
          <table:table-cell office:value-type="date" office:date-value="2020-04-13T00:00:00" table:style-name="ce6">
            <text:p>13/04/2020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Anosy Isada</text:p>
          </table:table-cell>
          <table:table-cell office:value-type="float" office:value="342229428" table:style-name="ce1">
            <text:p>342229428</text:p>
          </table:table-cell>
          <table:table-cell office:value-type="string" table:style-name="ce8">
            <text:p><text:a xlink:href="mailto:funnyvazoniaina@gmail.com">funnyvazoniaina@gmail.com</text:a></text:p>
          </table:table-cell>
          <table:table-cell table:number-columns-repeated="16370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string" table:style-name="ce1">
            <text:p>RAZAFINDRABE</text:p>
          </table:table-cell>
          <table:table-cell office:value-type="string" table:style-name="ce1">
            <text:p>Danielson Sitrakiniaina</text:p>
          </table:table-cell>
          <table:table-cell office:value-type="string" table:style-name="ce1">
            <text:p>M</text:p>
          </table:table-cell>
          <table:table-cell office:value-type="date" office:date-value="2002-12-11T00:00:00" table:style-name="ce6">
            <text:p>11/12/2002</text:p>
          </table:table-cell>
          <table:table-cell office:value-type="string" table:style-name="ce1">
            <text:p>Fianarantsoa</text:p>
          </table:table-cell>
          <table:table-cell office:value-type="float" office:value="205011029110" table:style-name="ce1">
            <text:p>2,05011E+11</text:p>
          </table:table-cell>
          <table:table-cell office:value-type="string" table:style-name="ce1">
            <text:p>AMBALAVAO</text:p>
          </table:table-cell>
          <table:table-cell office:value-type="date" office:date-value="2020-12-15T00:00:00" table:style-name="ce6">
            <text:p>15/12/2020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TANAMBAO</text:p>
          </table:table-cell>
          <table:table-cell office:value-type="float" office:value="348313214" table:style-name="ce1">
            <text:p>348313214</text:p>
          </table:table-cell>
          <table:table-cell office:value-type="string" table:style-name="ce8">
            <text:p><text:a xlink:href="mailto:razafindrabesitrakiniaina11@gmail.com">razafindrabesitrakiniaina11@gmail.com</text:a></text:p>
          </table:table-cell>
          <table:table-cell table:number-columns-repeated="16370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string" table:style-name="ce1">
            <text:p>ANDRIAMPARANY</text:p>
          </table:table-cell>
          <table:table-cell office:value-type="string" table:style-name="ce1">
            <text:p>Georges Xavier<text:s/></text:p>
          </table:table-cell>
          <table:table-cell office:value-type="string" table:style-name="ce1">
            <text:p>M</text:p>
          </table:table-cell>
          <table:table-cell office:value-type="date" office:date-value="2003-03-14T00:00:00" table:style-name="ce6">
            <text:p>14/03/2003</text:p>
          </table:table-cell>
          <table:table-cell office:value-type="string" table:style-name="ce1">
            <text:p>Fosarato Idanda</text:p>
          </table:table-cell>
          <table:table-cell office:value-type="float" office:value="201051018063" table:style-name="ce1">
            <text:p>2,01051E+11</text:p>
          </table:table-cell>
          <table:table-cell office:value-type="string" table:style-name="ce1">
            <text:p>Fianarantsoa</text:p>
          </table:table-cell>
          <table:table-cell office:value-type="date" office:date-value="2021-03-15T00:00:00" table:style-name="ce6">
            <text:p>15/03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443/3306 Fosaratô</text:p>
          </table:table-cell>
          <table:table-cell office:value-type="float" office:value="345345685" table:style-name="ce1">
            <text:p>345345685</text:p>
          </table:table-cell>
          <table:table-cell office:value-type="string" table:style-name="ce8">
            <text:p><text:a xlink:href="mailto:andriamparany14@gmail.com">andriamparany14@gmail.com</text:a></text:p>
          </table:table-cell>
          <table:table-cell table:number-columns-repeated="16370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string" table:style-name="ce1">
            <text:p>ANDRIANIAINA<text:s/></text:p>
          </table:table-cell>
          <table:table-cell office:value-type="string" table:style-name="ce1">
            <text:p>Fanomezantsoa Nomena</text:p>
          </table:table-cell>
          <table:table-cell office:value-type="string" table:style-name="ce1">
            <text:p>M</text:p>
          </table:table-cell>
          <table:table-cell office:value-type="date" office:date-value="2002-08-20T00:00:00" table:style-name="ce6">
            <text:p>20/08/2002</text:p>
          </table:table-cell>
          <table:table-cell office:value-type="string" table:style-name="ce1">
            <text:p>67 Ha ANTANANARIVO</text:p>
          </table:table-cell>
          <table:table-cell office:value-type="float" office:value="101241202787" table:style-name="ce1">
            <text:p>1,01241E+11</text:p>
          </table:table-cell>
          <table:table-cell office:value-type="string" table:style-name="ce1">
            <text:p>ANTANANARIVO</text:p>
          </table:table-cell>
          <table:table-cell office:value-type="date" office:date-value="2020-09-08T00:00:00" table:style-name="ce6">
            <text:p>08/09/2020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IB 185/3611 Tanambao</text:p>
          </table:table-cell>
          <table:table-cell office:value-type="float" office:value="344383115" table:style-name="ce1">
            <text:p>344383115</text:p>
          </table:table-cell>
          <table:table-cell office:value-type="string" table:style-name="ce8">
            <text:p><text:a xlink:href="mailto:fanomezantsoanomenandrianiaina@gmail.com">fanomezantsoanomenandrianiaina@gmail.com</text:a></text:p>
          </table:table-cell>
          <table:table-cell table:number-columns-repeated="16370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string" table:style-name="ce1">
            <text:p>ANDRIATSITOHAINA</text:p>
          </table:table-cell>
          <table:table-cell office:value-type="string" table:style-name="ce1">
            <text:p>Mandala Idealy Miantramalala</text:p>
          </table:table-cell>
          <table:table-cell office:value-type="string" table:style-name="ce1">
            <text:p>F</text:p>
          </table:table-cell>
          <table:table-cell office:value-type="date" office:date-value="2004-06-10T00:00:00" table:style-name="ce6">
            <text:p>10/06/2004</text:p>
          </table:table-cell>
          <table:table-cell office:value-type="string" table:style-name="ce1">
            <text:p>Fianarantsoa</text:p>
          </table:table-cell>
          <table:table-cell office:value-type="float" office:value="201012033024" table:style-name="ce1">
            <text:p>2,01012E+11</text:p>
          </table:table-cell>
          <table:table-cell office:value-type="string" table:style-name="ce1">
            <text:p>FIANARANTSOA</text:p>
          </table:table-cell>
          <table:table-cell office:value-type="date" office:date-value="2022-06-24T00:00:00" table:style-name="ce6">
            <text:p>24/06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AMPITANKELY</text:p>
          </table:table-cell>
          <table:table-cell office:value-type="float" office:value="344871277" table:style-name="ce1">
            <text:p>344871277</text:p>
          </table:table-cell>
          <table:table-cell office:value-type="string" table:style-name="ce8">
            <text:p><text:a xlink:href="mailto:idealytsitohaina@gmail.com">idealytsitohaina@gmail.com</text:a></text:p>
          </table:table-cell>
          <table:table-cell table:number-columns-repeated="16370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string" table:style-name="ce1">
            <text:p>ANDRIANIAINA</text:p>
          </table:table-cell>
          <table:table-cell office:value-type="string" table:style-name="ce1">
            <text:p>Ifaliana Ydassa</text:p>
          </table:table-cell>
          <table:table-cell office:value-type="string" table:style-name="ce1">
            <text:p>F</text:p>
          </table:table-cell>
          <table:table-cell office:value-type="date" office:date-value="2004-08-31T00:00:00" table:style-name="ce6">
            <text:p>31/08/2004</text:p>
          </table:table-cell>
          <table:table-cell office:value-type="string" table:style-name="ce1">
            <text:p>Fianarantsoa</text:p>
          </table:table-cell>
          <table:table-cell office:value-type="float" office:value="201012033810" table:style-name="ce1">
            <text:p>2,01012E+11</text:p>
          </table:table-cell>
          <table:table-cell office:value-type="string" table:style-name="ce1">
            <text:p>Fianarantsoa</text:p>
          </table:table-cell>
          <table:table-cell office:value-type="date" office:date-value="2022-11-28T00:00:00" table:style-name="ce6">
            <text:p>28/11/2022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AMPITANKELY</text:p>
          </table:table-cell>
          <table:table-cell office:value-type="float" office:value="348204601" table:style-name="ce1">
            <text:p>348204601</text:p>
          </table:table-cell>
          <table:table-cell office:value-type="string" table:style-name="ce8">
            <text:p><text:a xlink:href="mailto:ifalianaydassaandrianiaina@gmail.com">ifalianaydassaandrianiaina@gmail.com</text:a></text:p>
          </table:table-cell>
          <table:table-cell table:number-columns-repeated="16370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string" table:style-name="ce1">
            <text:p>RANDRIAMIHAJA</text:p>
          </table:table-cell>
          <table:table-cell office:value-type="string" table:style-name="ce1">
            <text:p>Aina Sylvano Marcus</text:p>
          </table:table-cell>
          <table:table-cell office:value-type="string" table:style-name="ce1">
            <text:p>M</text:p>
          </table:table-cell>
          <table:table-cell office:value-type="date" office:date-value="2003-01-28T00:00:00" table:style-name="ce6">
            <text:p>28/01/2003</text:p>
          </table:table-cell>
          <table:table-cell office:value-type="string" table:style-name="ce1">
            <text:p>Toamasina</text:p>
          </table:table-cell>
          <table:table-cell office:value-type="float" office:value="301091051584" table:style-name="ce1">
            <text:p>3,01091E+11</text:p>
          </table:table-cell>
          <table:table-cell office:value-type="string" table:style-name="ce1">
            <text:p>Toamasina</text:p>
          </table:table-cell>
          <table:table-cell office:value-type="date" office:date-value="2021-01-29T00:00:00" table:style-name="ce6">
            <text:p>29/01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Lot 39 KVI/3605Anosy Isada</text:p>
          </table:table-cell>
          <table:table-cell office:value-type="float" office:value="346681877" table:style-name="ce1">
            <text:p>346681877</text:p>
          </table:table-cell>
          <table:table-cell office:value-type="string" table:style-name="ce8">
            <text:p><text:a xlink:href="mailto:marcusrandr25@gmail.com">marcusrandr25@gmail.com</text:a></text:p>
          </table:table-cell>
          <table:table-cell table:number-columns-repeated="16370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string" table:style-name="ce1">
            <text:p>RAKOTOHARILALA</text:p>
          </table:table-cell>
          <table:table-cell office:value-type="string" table:style-name="ce1">
            <text:p>Kaloina Alicia</text:p>
          </table:table-cell>
          <table:table-cell office:value-type="string" table:style-name="ce1">
            <text:p>F</text:p>
          </table:table-cell>
          <table:table-cell office:value-type="date" office:date-value="2003-07-19T00:00:00" table:style-name="ce6">
            <text:p>19/07/2003</text:p>
          </table:table-cell>
          <table:table-cell office:value-type="string" table:style-name="ce1">
            <text:p>Antananarivo</text:p>
          </table:table-cell>
          <table:table-cell office:value-type="float" office:value="101252229354" table:style-name="ce1">
            <text:p>1,01252E+11</text:p>
          </table:table-cell>
          <table:table-cell office:value-type="string" table:style-name="ce1">
            <text:p>ANTANANARIVO</text:p>
          </table:table-cell>
          <table:table-cell office:value-type="date" office:date-value="2021-07-27T00:00:00" table:style-name="ce6">
            <text:p>27/07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TANAMBAO</text:p>
          </table:table-cell>
          <table:table-cell office:value-type="float" office:value="346680175" table:style-name="ce1">
            <text:p>346680175</text:p>
          </table:table-cell>
          <table:table-cell office:value-type="string" table:style-name="ce8">
            <text:p><text:a xlink:href="mailto:rakotoharilalakaloinaalicia@gmail.com">rakotoharilalakaloinaalicia@gmail.com</text:a></text:p>
          </table:table-cell>
          <table:table-cell table:number-columns-repeated="16370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string" table:style-name="ce1">
            <text:p>ANDRIANTIANA</text:p>
          </table:table-cell>
          <table:table-cell office:value-type="string" table:style-name="ce1">
            <text:p>Lianatsoa Anjara Gabrielle</text:p>
          </table:table-cell>
          <table:table-cell office:value-type="string" table:style-name="ce1">
            <text:p>F</text:p>
          </table:table-cell>
          <table:table-cell office:value-type="date" office:date-value="2004-02-23T00:00:00" table:style-name="ce6">
            <text:p>23/02/2004</text:p>
          </table:table-cell>
          <table:table-cell office:value-type="string" table:style-name="ce1">
            <text:p>Antananarivo</text:p>
          </table:table-cell>
          <table:table-cell office:value-type="float" office:value="101212269706" table:style-name="ce1">
            <text:p>1,01212E+11</text:p>
          </table:table-cell>
          <table:table-cell office:value-type="string" table:style-name="ce1">
            <text:p>ANTANANARIVO</text:p>
          </table:table-cell>
          <table:table-cell office:value-type="date" office:date-value="2021-12-28T00:00:00" table:style-name="ce6">
            <text:p>28/12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TAMBOHOBE<text:s/></text:p>
          </table:table-cell>
          <table:table-cell office:value-type="float" office:value="345594026" table:style-name="ce1">
            <text:p>345594026</text:p>
          </table:table-cell>
          <table:table-cell office:value-type="string" table:style-name="ce8">
            <text:p><text:a xlink:href="mailto:andriantianaanjara1@gmail.com">andriantianaanjara1@gmail.com</text:a></text:p>
          </table:table-cell>
          <table:table-cell table:number-columns-repeated="16370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string" table:style-name="ce1">
            <text:p>SAMARTINA</text:p>
          </table:table-cell>
          <table:table-cell office:value-type="string" table:style-name="ce1">
            <text:p>Eldinha Reinitha</text:p>
          </table:table-cell>
          <table:table-cell office:value-type="string" table:style-name="ce1">
            <text:p>F</text:p>
          </table:table-cell>
          <table:table-cell office:value-type="date" office:date-value="2004-06-18T00:00:00" table:style-name="ce6">
            <text:p>18/06/2004</text:p>
          </table:table-cell>
          <table:table-cell office:value-type="string" table:style-name="ce1">
            <text:p>AMBOHIMAHASOA</text:p>
          </table:table-cell>
          <table:table-cell office:value-type="float" office:value="201012032977" table:style-name="ce1">
            <text:p>2,01012E+11</text:p>
          </table:table-cell>
          <table:table-cell office:value-type="string" table:style-name="ce1">
            <text:p>FIANARANTSOA</text:p>
          </table:table-cell>
          <table:table-cell office:value-type="date" office:date-value="2022-06-14T00:00:00" table:style-name="ce6">
            <text:p>14/06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AMPITANKELY</text:p>
          </table:table-cell>
          <table:table-cell office:value-type="float" office:value="340678820" table:style-name="ce1">
            <text:p>340678820</text:p>
          </table:table-cell>
          <table:table-cell office:value-type="string" table:style-name="ce8">
            <text:p><text:a xlink:href="mailto:reinithaeldinha@gmail.com">reinithaeldinha@gmail.com</text:a></text:p>
          </table:table-cell>
          <table:table-cell table:number-columns-repeated="16370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string" table:style-name="ce1">
            <text:p>FIARETANTSOA</text:p>
          </table:table-cell>
          <table:table-cell office:value-type="string" table:style-name="ce1">
            <text:p>Narinala Laary</text:p>
          </table:table-cell>
          <table:table-cell office:value-type="string" table:style-name="ce1">
            <text:p>F</text:p>
          </table:table-cell>
          <table:table-cell office:value-type="date" office:date-value="2004-06-08T00:00:00" table:style-name="ce6">
            <text:p>08/06/2004</text:p>
          </table:table-cell>
          <table:table-cell office:value-type="string" table:style-name="ce1">
            <text:p>Fianarantsoa</text:p>
          </table:table-cell>
          <table:table-cell office:value-type="float" office:value="205012033201" table:style-name="ce1">
            <text:p>2,05012E+11</text:p>
          </table:table-cell>
          <table:table-cell office:value-type="string" table:style-name="ce1">
            <text:p>AMBALAVAO</text:p>
          </table:table-cell>
          <table:table-cell office:value-type="date" office:date-value="2022-11-29T00:00:00" table:style-name="ce6">
            <text:p>29/11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Idanda</text:p>
          </table:table-cell>
          <table:table-cell office:value-type="float" office:value="344424220" table:style-name="ce1">
            <text:p>344424220</text:p>
          </table:table-cell>
          <table:table-cell office:value-type="string" table:style-name="ce8">
            <text:p><text:a xlink:href="mailto:laaryfi2004@gmail.com">laaryfi2004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string" table:style-name="ce1">
            <text:p><text:s/>RAZAFIMAHAFALY<text:s/></text:p>
          </table:table-cell>
          <table:table-cell office:value-type="string" table:style-name="ce1">
            <text:p>Sandafenohasina sarobidy Azarias</text:p>
          </table:table-cell>
          <table:table-cell office:value-type="string" table:style-name="ce1">
            <text:p>M</text:p>
          </table:table-cell>
          <table:table-cell office:value-type="date" office:date-value="2003-04-22T00:00:00" table:style-name="ce6">
            <text:p>22/04/2003</text:p>
          </table:table-cell>
          <table:table-cell office:value-type="string" table:style-name="ce1">
            <text:p>Antananarivo</text:p>
          </table:table-cell>
          <table:table-cell office:value-type="float" office:value="101211265464" table:style-name="ce1">
            <text:p>1,01211E+11</text:p>
          </table:table-cell>
          <table:table-cell office:value-type="string" table:style-name="ce1">
            <text:p>ANTANANARIVO</text:p>
          </table:table-cell>
          <table:table-cell office:value-type="date" office:date-value="2021-05-27T00:00:00" table:style-name="ce6">
            <text:p>27/05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SOATSIHADINO</text:p>
          </table:table-cell>
          <table:table-cell office:value-type="float" office:value="349994009" table:style-name="ce1">
            <text:p>349994009</text:p>
          </table:table-cell>
          <table:table-cell office:value-type="string" table:style-name="ce8">
            <text:p><text:a xlink:href="mailto:razafimahafalyhasina@gmail.com">razafimahafalyhasina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string" table:style-name="ce1">
            <text:p>TSIMIHANTANIRINA</text:p>
          </table:table-cell>
          <table:table-cell office:value-type="string" table:style-name="ce1">
            <text:p>Fenotoky Noblette</text:p>
          </table:table-cell>
          <table:table-cell office:value-type="string" table:style-name="ce1">
            <text:p>F</text:p>
          </table:table-cell>
          <table:table-cell office:value-type="date" office:date-value="2004-05-31T00:00:00" table:style-name="ce6">
            <text:p>31/05/2004</text:p>
          </table:table-cell>
          <table:table-cell office:value-type="string" table:style-name="ce1">
            <text:p>Fianarantsoa</text:p>
          </table:table-cell>
          <table:table-cell office:value-type="float" office:value="201032060554" table:style-name="ce1">
            <text:p>2,01032E+11</text:p>
          </table:table-cell>
          <table:table-cell office:value-type="string" table:style-name="ce1">
            <text:p>Fianarantsoa</text:p>
          </table:table-cell>
          <table:table-cell office:value-type="date" office:date-value="2022-08-25T00:00:00" table:style-name="ce6">
            <text:p>25/08/2022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Isada</text:p>
          </table:table-cell>
          <table:table-cell office:value-type="float" office:value="349954043" table:style-name="ce1">
            <text:p>349954043</text:p>
          </table:table-cell>
          <table:table-cell office:value-type="string" table:style-name="ce8">
            <text:p><text:a xlink:href="mailto:noblette.tsimihanta@gmail.com">noblette.tsimihanta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string" table:style-name="ce1">
            <text:p>RAHARINJATOVO</text:p>
          </table:table-cell>
          <table:table-cell office:value-type="string" table:style-name="ce1">
            <text:p>Hanitriniaina Franck Jordy</text:p>
          </table:table-cell>
          <table:table-cell office:value-type="string" table:style-name="ce1">
            <text:p>M</text:p>
          </table:table-cell>
          <table:table-cell office:value-type="date" office:date-value="2003-03-01T00:00:00" table:style-name="ce6">
            <text:p>01/03/2003</text:p>
          </table:table-cell>
          <table:table-cell office:value-type="string" table:style-name="ce1">
            <text:p>TOAMASINA</text:p>
          </table:table-cell>
          <table:table-cell office:value-type="float" office:value="301011021697" table:style-name="ce1">
            <text:p>3,01011E+11</text:p>
          </table:table-cell>
          <table:table-cell office:value-type="string" table:style-name="ce1">
            <text:p>TOAMASINA</text:p>
          </table:table-cell>
          <table:table-cell office:value-type="date" office:date-value="2021-09-07T00:00:00" table:style-name="ce6">
            <text:p>07/09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MANAOTSARA</text:p>
          </table:table-cell>
          <table:table-cell office:value-type="float" office:value="383457336" table:style-name="ce1">
            <text:p>383457336</text:p>
          </table:table-cell>
          <table:table-cell office:value-type="string" table:style-name="ce8">
            <text:p><text:a xlink:href="mailto:jordyfranck2003@gmail.com">jordyfranck2003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string" table:style-name="ce1">
            <text:p>ANJARASOA<text:s/></text:p>
          </table:table-cell>
          <table:table-cell office:value-type="string" table:style-name="ce1">
            <text:p>Lidwin Mario<text:s/></text:p>
          </table:table-cell>
          <table:table-cell office:value-type="string" table:style-name="ce1">
            <text:p>M</text:p>
          </table:table-cell>
          <table:table-cell office:value-type="date" office:date-value="2004-02-21T00:00:00" table:style-name="ce6">
            <text:p>21/02/2004</text:p>
          </table:table-cell>
          <table:table-cell office:value-type="string" table:style-name="ce1">
            <text:p>Fiadanana/ Fandriana<text:s/></text:p>
          </table:table-cell>
          <table:table-cell office:value-type="float" office:value="204071009166" table:style-name="ce1">
            <text:p>2,04071E+11</text:p>
          </table:table-cell>
          <table:table-cell office:value-type="string" table:style-name="ce1">
            <text:p>FANDRIANA</text:p>
          </table:table-cell>
          <table:table-cell office:value-type="date" office:date-value="2022-04-14T00:00:00" table:style-name="ce6">
            <text:p>14/04/2022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Soatsihadino<text:s/></text:p>
          </table:table-cell>
          <table:table-cell office:value-type="float" office:value="347178501" table:style-name="ce1">
            <text:p>347178501</text:p>
          </table:table-cell>
          <table:table-cell office:value-type="string" table:style-name="ce8">
            <text:p><text:a xlink:href="mailto:anjarasoamario.11@gmail.com">anjarasoamario.11@gmail.com</text:a></text:p>
          </table:table-cell>
          <table:table-cell table:number-columns-repeated="16370" table:style-name="ce1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string" table:style-name="ce1">
            <text:p>ANDRIAMIFEHY</text:p>
          </table:table-cell>
          <table:table-cell office:value-type="string" table:style-name="ce1">
            <text:p>Fenomirindra <text:s/>Mitantsoa</text:p>
          </table:table-cell>
          <table:table-cell office:value-type="string" table:style-name="ce1">
            <text:p>M</text:p>
          </table:table-cell>
          <table:table-cell office:value-type="date" office:date-value="2002-02-18T00:00:00" table:style-name="ce6">
            <text:p>18/02/2002</text:p>
          </table:table-cell>
          <table:table-cell office:value-type="string" table:style-name="ce1">
            <text:p>Vohitrambo</text:p>
          </table:table-cell>
          <table:table-cell office:value-type="float" office:value="204191017085" table:style-name="ce1">
            <text:p>2,04191E+11</text:p>
          </table:table-cell>
          <table:table-cell office:value-type="string" table:style-name="ce1">
            <text:p>Fandriana</text:p>
          </table:table-cell>
          <table:table-cell office:value-type="date" office:date-value="2021-06-01T00:00:00" table:style-name="ce6">
            <text:p>01/06/2021</text:p>
          </table:table-cell>
          <table:table-cell office:value-type="string" table:style-name="ce1">
            <text:p>Malagasy</text:p>
          </table:table-cell>
          <table:table-cell office:value-type="string" table:style-name="ce1">
            <text:p>IG</text:p>
          </table:table-cell>
          <table:table-cell office:value-type="string" table:style-name="ce1">
            <text:p>Andrainjato</text:p>
          </table:table-cell>
          <table:table-cell office:value-type="float" office:value="347454871" table:style-name="ce1">
            <text:p>347454871</text:p>
          </table:table-cell>
          <table:table-cell office:value-type="string" table:style-name="ce8">
            <text:p><text:a xlink:href="mailto:andriamifehy18@gmail,com">andriamifehy18@gmail,com</text:a></text:p>
          </table:table-cell>
          <table:table-cell table:style-name="ce10"/>
          <table:table-cell table:number-columns-repeated="16369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string" table:style-name="ce1">
            <text:p>ARISON</text:p>
          </table:table-cell>
          <table:table-cell office:value-type="string" table:style-name="ce1">
            <text:p>Gypé Elysé<text:s/></text:p>
          </table:table-cell>
          <table:table-cell office:value-type="string" table:style-name="ce1">
            <text:p>M</text:p>
          </table:table-cell>
          <table:table-cell office:value-type="date" office:date-value="2002-02-09T00:00:00" table:style-name="ce6">
            <text:p>09/02/2002</text:p>
          </table:table-cell>
          <table:table-cell office:value-type="string" table:style-name="ce1">
            <text:p>Ankorabe Fenerive Est</text:p>
          </table:table-cell>
          <table:table-cell office:value-type="float" office:value="301091051836" table:style-name="ce1">
            <text:p>3,01091E+11</text:p>
          </table:table-cell>
          <table:table-cell office:value-type="string" table:style-name="ce1">
            <text:p>Toamasina</text:p>
          </table:table-cell>
          <table:table-cell office:value-type="date" office:date-value="2021-04-06T00:00:00" table:style-name="ce6">
            <text:p>06/04/2021</text:p>
          </table:table-cell>
          <table:table-cell office:value-type="string" table:style-name="ce1">
            <text:p>Malagasy</text:p>
          </table:table-cell>
          <table:table-cell office:value-type="string" table:style-name="ce7">
            <text:p>IG</text:p>
          </table:table-cell>
          <table:table-cell office:value-type="string" table:style-name="ce1">
            <text:p>RDI lot IB 01/3611 Tanambao</text:p>
          </table:table-cell>
          <table:table-cell office:value-type="float" office:value="386125443" table:style-name="ce1">
            <text:p>386125443</text:p>
          </table:table-cell>
          <table:table-cell office:value-type="string" table:style-name="ce8">
            <text:p><text:a xlink:href="mailto:arsongype@gmail.com">arsongype@gmail.com</text:a></text:p>
          </table:table-cell>
          <table:table-cell table:number-columns-repeated="16370" table:style-name="ce1"/>
        </table:table-row>
        <table:table-row table:number-rows-repeated="1048489" table:style-name="ro2">
          <table:table-cell table:number-columns-repeated="16384"/>
        </table:table-row>
      </table:table>
      <table:database-ranges>
        <table:database-range table:target-range-address="Feuil1.A1:Feuil1.N87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MIHAJA</meta:initial-creator>
    <dc:creator>MIHAJA</dc:creator>
    <meta:creation-date>2023-03-06T13:33:54Z</meta:creation-date>
    <dc:date>2023-03-06T18:22:59Z</dc:date>
  </office:meta>
</office:document-meta>
</file>